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2pt" fo:language="it" fo:country="IT" fo:font-weight="normal" officeooo:rsid="001a8ad2" officeooo:paragraph-rsid="001a8ad2"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it" fo:country="IT" fo:font-weight="normal" officeooo:rsid="001c428a" officeooo:paragraph-rsid="001a8ad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it" fo:country="IT" fo:font-weight="normal" officeooo:rsid="001c428a" officeooo:paragraph-rsid="001c428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it" fo:country="IT" fo:font-weight="normal" officeooo:rsid="001d8ec1" officeooo:paragraph-rsid="001d8ec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it" fo:country="IT" fo:font-weight="normal" officeooo:rsid="001ed507" officeooo:paragraph-rsid="001ed507" style:font-size-asian="10.5pt" style:font-weight-asian="normal" style:font-size-complex="12pt" style:font-weight-complex="normal"/>
    </style:style>
    <style:style style:name="P6" style:family="paragraph" style:parent-style-name="Standard" style:list-style-name="L15">
      <style:paragraph-properties fo:text-align="start" style:justify-single-word="false"/>
      <style:text-properties fo:font-size="12pt" fo:language="it" fo:country="IT" fo:font-weight="normal" officeooo:rsid="001ed507" officeooo:paragraph-rsid="001ed507" style:font-size-asian="10.5pt" style:font-weight-asian="normal" style:font-size-complex="12pt" style:font-weight-complex="normal"/>
    </style:style>
    <style:style style:name="P7" style:family="paragraph" style:parent-style-name="Standard" style:list-style-name="L16">
      <style:paragraph-properties fo:text-align="start" style:justify-single-word="false"/>
      <style:text-properties fo:font-size="12pt" fo:language="it" fo:country="IT" fo:font-weight="normal" officeooo:rsid="001ed507" officeooo:paragraph-rsid="001ed50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it" fo:country="IT" fo:font-weight="normal" officeooo:rsid="00207ead" officeooo:paragraph-rsid="00207ead" style:font-size-asian="10.5pt" style:font-weight-asian="normal" style:font-size-complex="12pt" style:font-weight-complex="normal"/>
    </style:style>
    <style:style style:name="P9" style:family="paragraph" style:parent-style-name="Standard" style:list-style-name="L17">
      <style:paragraph-properties fo:text-align="start" style:justify-single-word="false"/>
      <style:text-properties fo:font-size="12pt" fo:language="it" fo:country="IT" fo:font-weight="normal" officeooo:rsid="00207ead" officeooo:paragraph-rsid="00207ead" style:font-size-asian="10.5pt" style:font-weight-asian="normal" style:font-size-complex="12pt" style:font-weight-complex="normal"/>
    </style:style>
    <style:style style:name="P10" style:family="paragraph" style:parent-style-name="Standard" style:list-style-name="L18">
      <style:paragraph-properties fo:text-align="start" style:justify-single-word="false"/>
      <style:text-properties fo:font-size="12pt" fo:language="it" fo:country="IT" fo:font-weight="normal" officeooo:rsid="00207ead" officeooo:paragraph-rsid="00207ead" style:font-size-asian="10.5pt" style:font-weight-asian="normal" style:font-size-complex="12pt" style:font-weight-complex="normal"/>
    </style:style>
    <style:style style:name="P11" style:family="paragraph" style:parent-style-name="Standard" style:list-style-name="L19">
      <style:paragraph-properties fo:text-align="start" style:justify-single-word="false"/>
      <style:text-properties fo:font-size="12pt" fo:language="it" fo:country="IT" fo:font-weight="normal" officeooo:rsid="002240f6" officeooo:paragraph-rsid="002240f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it" fo:country="IT" fo:font-weight="normal" officeooo:rsid="002240f6" officeooo:paragraph-rsid="002240f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it" fo:country="IT" fo:font-weight="normal" officeooo:rsid="0022eed2" officeooo:paragraph-rsid="0022eed2" style:font-size-asian="10.5pt" style:font-weight-asian="normal" style:font-size-complex="12pt" style:font-weight-complex="normal"/>
    </style:style>
    <style:style style:name="P14" style:family="paragraph" style:parent-style-name="Standard" style:list-style-name="L20">
      <style:paragraph-properties fo:text-align="start" style:justify-single-word="false"/>
      <style:text-properties fo:font-size="12pt" fo:language="it" fo:country="IT" fo:font-weight="normal" officeooo:rsid="0022eed2" officeooo:paragraph-rsid="0022eed2" style:font-size-asian="10.5pt" style:font-weight-asian="normal" style:font-size-complex="12pt" style:font-weight-complex="normal"/>
    </style:style>
    <style:style style:name="P15" style:family="paragraph" style:parent-style-name="Standard" style:list-style-name="L21">
      <style:paragraph-properties fo:text-align="start" style:justify-single-word="false"/>
      <style:text-properties fo:font-size="12pt" fo:language="it" fo:country="IT" fo:font-weight="normal" officeooo:rsid="0022eed2" officeooo:paragraph-rsid="0022eed2" style:font-size-asian="10.5pt" style:font-weight-asian="normal" style:font-size-complex="12pt" style:font-weight-complex="normal"/>
    </style:style>
    <style:style style:name="P16" style:family="paragraph" style:parent-style-name="Standard" style:list-style-name="L22">
      <style:paragraph-properties fo:text-align="start" style:justify-single-word="false"/>
      <style:text-properties fo:font-size="12pt" fo:language="it" fo:country="IT" fo:font-weight="normal" officeooo:rsid="0022eed2" officeooo:paragraph-rsid="0022eed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it" fo:country="IT" fo:font-weight="normal" officeooo:rsid="00237eb0" officeooo:paragraph-rsid="00237eb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it" fo:country="IT" fo:font-weight="normal" officeooo:rsid="0024065a" officeooo:paragraph-rsid="0024065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it" fo:country="IT" fo:font-weight="normal" officeooo:rsid="0028b8b9" officeooo:paragraph-rsid="0028b8b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it" fo:country="IT" fo:font-weight="normal" officeooo:rsid="0029c011" officeooo:paragraph-rsid="0029c01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it" fo:country="IT" fo:font-weight="normal" officeooo:rsid="0029c58e" officeooo:paragraph-rsid="0029c58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it" fo:country="IT" fo:font-weight="normal" officeooo:rsid="002b042e" officeooo:paragraph-rsid="002b042e" style:font-size-asian="10.5pt" style:font-weight-asian="normal" style:font-size-complex="12pt" style:font-weight-complex="normal"/>
    </style:style>
    <style:style style:name="P23" style:family="paragraph" style:parent-style-name="Standard" style:list-style-name="L23">
      <style:paragraph-properties fo:text-align="start" style:justify-single-word="false"/>
      <style:text-properties fo:font-size="12pt" fo:language="it" fo:country="IT" fo:font-weight="normal" officeooo:rsid="002b042e" officeooo:paragraph-rsid="002b042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it" fo:country="IT" fo:font-weight="normal" officeooo:rsid="002d345e" officeooo:paragraph-rsid="002d345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it" fo:country="IT" fo:font-weight="normal" officeooo:rsid="002e1fdf" officeooo:paragraph-rsid="002e1fdf" style:font-size-asian="10.5pt" style:font-weight-asian="normal" style:font-size-complex="12pt" style:font-weight-complex="normal"/>
    </style:style>
    <style:style style:name="P26" style:family="paragraph" style:parent-style-name="Standard" style:list-style-name="L24">
      <style:paragraph-properties fo:text-align="start" style:justify-single-word="false"/>
      <style:text-properties fo:font-size="12pt" fo:language="it" fo:country="IT" fo:font-weight="normal" officeooo:rsid="002e1fdf" officeooo:paragraph-rsid="002e8940" style:font-size-asian="10.5pt" style:font-weight-asian="normal" style:font-size-complex="12pt" style:font-weight-complex="normal"/>
    </style:style>
    <style:style style:name="P27" style:family="paragraph" style:parent-style-name="Standard" style:list-style-name="L24">
      <style:paragraph-properties fo:text-align="start" style:justify-single-word="false"/>
      <style:text-properties fo:font-size="12pt" fo:language="it" fo:country="IT" fo:font-weight="normal" officeooo:rsid="002e8940" officeooo:paragraph-rsid="002e8940" style:font-size-asian="10.5pt" style:font-weight-asian="normal" style:font-size-complex="12pt" style:font-weight-complex="normal"/>
    </style:style>
    <style:style style:name="P28" style:family="paragraph" style:parent-style-name="Standard" style:list-style-name="L24">
      <style:paragraph-properties fo:text-align="start" style:justify-single-word="false"/>
      <style:text-properties fo:font-size="12pt" fo:language="it" fo:country="IT" fo:font-weight="normal" officeooo:rsid="002f4d73" officeooo:paragraph-rsid="002f4d7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it" fo:country="IT" fo:font-weight="normal" officeooo:rsid="002f4d73" officeooo:paragraph-rsid="002f4d7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it" fo:country="IT" fo:font-weight="normal" officeooo:rsid="00308ef6" officeooo:paragraph-rsid="00308ef6"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it" fo:country="IT" fo:font-weight="normal" officeooo:rsid="003258c5" officeooo:paragraph-rsid="0031f32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it" fo:country="IT" fo:font-weight="normal" officeooo:rsid="003258c5" officeooo:paragraph-rsid="003258c5"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it" fo:country="IT" fo:font-weight="normal" officeooo:rsid="0033cc28" officeooo:paragraph-rsid="0033cc28"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language="it" fo:country="IT" fo:font-weight="normal" officeooo:rsid="0035ca32" officeooo:paragraph-rsid="0035ca32"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language="it" fo:country="IT" fo:font-weight="normal" officeooo:rsid="00373f0e" officeooo:paragraph-rsid="00373f0e" style:font-size-asian="10.5pt" style:font-weight-asian="normal" style:font-size-complex="12pt" style:font-weight-complex="normal"/>
    </style:style>
    <style:style style:name="P36" style:family="paragraph" style:parent-style-name="Standard" style:list-style-name="L25">
      <style:paragraph-properties fo:text-align="start" style:justify-single-word="false"/>
      <style:text-properties fo:font-size="12pt" fo:language="it" fo:country="IT" fo:font-weight="normal" officeooo:rsid="00373f0e" officeooo:paragraph-rsid="00373f0e"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it" fo:country="IT" fo:font-weight="normal" officeooo:rsid="0038eecb" officeooo:paragraph-rsid="0038eecb"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language="it" fo:country="IT" fo:font-weight="normal" officeooo:rsid="0039c519" officeooo:paragraph-rsid="0039c519"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it" fo:country="IT" fo:font-weight="normal" officeooo:rsid="003acba1" officeooo:paragraph-rsid="0039c519"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it" fo:country="IT" fo:font-weight="normal" officeooo:rsid="003cde1c" officeooo:paragraph-rsid="003acba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it" fo:country="IT" fo:font-weight="normal" officeooo:rsid="003cde1c" officeooo:paragraph-rsid="003cde1c" style:font-size-asian="10.5pt" style:font-weight-asian="normal" style:font-size-complex="12pt" style:font-weight-complex="normal"/>
    </style:style>
    <style:style style:name="P42" style:family="paragraph" style:parent-style-name="Standard" style:list-style-name="L26">
      <style:paragraph-properties fo:text-align="start" style:justify-single-word="false"/>
      <style:text-properties fo:font-size="12pt" fo:language="it" fo:country="IT" fo:font-weight="normal" officeooo:rsid="003cde1c" officeooo:paragraph-rsid="003cde1c"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language="it" fo:country="IT" fo:font-weight="normal" officeooo:rsid="00406c12" officeooo:paragraph-rsid="00406c12"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language="it" fo:country="IT" fo:font-weight="normal" officeooo:rsid="00421626" officeooo:paragraph-rsid="00406c12"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language="it" fo:country="IT" fo:font-weight="normal" officeooo:rsid="0043f910" officeooo:paragraph-rsid="0043f910"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language="it" fo:country="IT" fo:font-weight="normal" officeooo:rsid="0044c7a2" officeooo:paragraph-rsid="0044c7a2"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it" fo:country="IT" fo:font-weight="normal" officeooo:rsid="00467a91" officeooo:paragraph-rsid="00467a91"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language="it" fo:country="IT" fo:font-weight="normal" officeooo:rsid="0047447e" officeooo:paragraph-rsid="0047447e"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it" fo:country="IT" fo:font-weight="normal" officeooo:rsid="0047fab4" officeooo:paragraph-rsid="0047fab4"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language="it" fo:country="IT" fo:font-weight="normal" officeooo:rsid="00483485" officeooo:paragraph-rsid="00483485" style:font-size-asian="10.5pt" style:font-weight-asian="normal" style:font-size-complex="12pt" style:font-weight-complex="normal"/>
    </style:style>
    <style:style style:name="P51" style:family="paragraph" style:parent-style-name="Standard" style:list-style-name="L28">
      <style:paragraph-properties fo:text-align="start" style:justify-single-word="false"/>
      <style:text-properties fo:font-size="12pt" fo:language="it" fo:country="IT" fo:font-weight="normal" officeooo:rsid="00483485" officeooo:paragraph-rsid="00483485"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language="it" fo:country="IT" fo:font-weight="normal" officeooo:rsid="0048849e" officeooo:paragraph-rsid="0048849e"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language="it" fo:country="IT" fo:font-weight="normal" officeooo:rsid="004a8324" officeooo:paragraph-rsid="004a8324" style:font-size-asian="10.5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fo:font-size="12pt" fo:language="it" fo:country="IT" fo:font-weight="normal" officeooo:rsid="004a8324" officeooo:paragraph-rsid="004a8324" style:font-size-asian="10.5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fo:font-size="12pt" fo:language="it" fo:country="IT" fo:font-weight="normal" officeooo:rsid="004a8324" officeooo:paragraph-rsid="004a8324"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language="it" fo:country="IT" fo:font-weight="normal" officeooo:rsid="004cefe6" officeooo:paragraph-rsid="004cefe6"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language="it" fo:country="IT" fo:font-weight="normal" officeooo:rsid="004e7255" officeooo:paragraph-rsid="004e7255" style:font-size-asian="10.5pt" style:font-weight-asian="normal" style:font-size-complex="12pt" style:font-weight-complex="normal"/>
    </style:style>
    <style:style style:name="P58" style:family="paragraph" style:parent-style-name="Standard" style:list-style-name="L32">
      <style:paragraph-properties fo:text-align="start" style:justify-single-word="false"/>
      <style:text-properties fo:font-size="12pt" fo:language="it" fo:country="IT" fo:font-weight="normal" officeooo:rsid="004e7255" officeooo:paragraph-rsid="004e7255"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language="it" fo:country="IT" fo:font-weight="normal" officeooo:rsid="00517eab" officeooo:paragraph-rsid="00517eab"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language="it" fo:country="IT" fo:font-weight="normal" officeooo:rsid="00544332" officeooo:paragraph-rsid="0054433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language="it" fo:country="IT" fo:font-weight="normal" officeooo:rsid="00544b28" officeooo:paragraph-rsid="00544b28"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language="it" fo:country="IT" fo:font-weight="normal" officeooo:rsid="0055a05a" officeooo:paragraph-rsid="0055a05a"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language="it" fo:country="IT" fo:font-weight="normal" officeooo:rsid="00569eb7" officeooo:paragraph-rsid="00569eb7"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language="it" fo:country="IT" fo:font-weight="normal" officeooo:rsid="005c591c" officeooo:paragraph-rsid="005c591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language="it" fo:country="IT" fo:font-weight="normal" officeooo:rsid="005e13fa" officeooo:paragraph-rsid="005e13fa"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language="it" fo:country="IT" fo:font-weight="normal" officeooo:rsid="005ef14e" officeooo:paragraph-rsid="005ef14e" style:font-size-asian="10.5pt" style:font-weight-asian="normal" style:font-size-complex="12pt" style:font-weight-complex="normal"/>
    </style:style>
    <style:style style:name="P67" style:family="paragraph" style:parent-style-name="Standard" style:list-style-name="L36">
      <style:paragraph-properties fo:text-align="start" style:justify-single-word="false"/>
      <style:text-properties fo:font-size="12pt" fo:language="it" fo:country="IT" fo:font-weight="normal" officeooo:rsid="005ef14e" officeooo:paragraph-rsid="005ef14e" style:font-size-asian="10.5pt" style:font-weight-asian="normal" style:font-size-complex="12pt" style:font-weight-complex="normal"/>
    </style:style>
    <style:style style:name="P68" style:family="paragraph" style:parent-style-name="Standard" style:list-style-name="L37">
      <style:paragraph-properties fo:text-align="start" style:justify-single-word="false"/>
      <style:text-properties fo:font-size="12pt" fo:language="it" fo:country="IT" fo:font-weight="normal" officeooo:rsid="005ef14e" officeooo:paragraph-rsid="005ef14e"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language="it" fo:country="IT" fo:font-weight="normal" officeooo:rsid="0060d496" officeooo:paragraph-rsid="0060d496"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language="it" fo:country="IT" fo:font-weight="normal" officeooo:rsid="006263d9" officeooo:paragraph-rsid="006263d9"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language="it" fo:country="IT" fo:font-weight="bold" officeooo:rsid="001a8ad2" officeooo:paragraph-rsid="001a8ad2" style:font-size-asian="10.5pt" style:font-weight-asian="bold" style:font-size-complex="12pt" style:font-weight-complex="bold"/>
    </style:style>
    <style:style style:name="P72" style:family="paragraph" style:parent-style-name="Standard" style:list-style-name="L14">
      <style:paragraph-properties fo:text-align="start" style:justify-single-word="false"/>
      <style:text-properties fo:font-size="12pt" fo:language="it" fo:country="IT" fo:font-weight="bold" officeooo:rsid="001a8ad2" officeooo:paragraph-rsid="001a8ad2"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fo:language="it" fo:country="IT" fo:font-weight="bold" officeooo:rsid="001c428a" officeooo:paragraph-rsid="001c428a"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language="it" fo:country="IT" fo:font-weight="bold" officeooo:rsid="001d8ec1" officeooo:paragraph-rsid="001d8ec1"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language="it" fo:country="IT" fo:font-weight="bold" officeooo:rsid="001ed507" officeooo:paragraph-rsid="001ed507" style:font-size-asian="10.5pt" style:font-weight-asian="bold" style:font-size-complex="12pt" style:font-weight-complex="bold"/>
    </style:style>
    <style:style style:name="P76" style:family="paragraph" style:parent-style-name="Standard" style:list-style-name="L16">
      <style:paragraph-properties fo:text-align="start" style:justify-single-word="false"/>
      <style:text-properties fo:font-size="12pt" fo:language="it" fo:country="IT" fo:font-weight="bold" officeooo:rsid="001ed507" officeooo:paragraph-rsid="001ed507" style:font-size-asian="10.5pt" style:font-weight-asian="bold" style:font-size-complex="12pt" style:font-weight-complex="bold"/>
    </style:style>
    <style:style style:name="P77" style:family="paragraph" style:parent-style-name="Standard" style:list-style-name="L17">
      <style:paragraph-properties fo:text-align="start" style:justify-single-word="false"/>
      <style:text-properties fo:font-size="12pt" fo:language="it" fo:country="IT" fo:font-weight="bold" officeooo:rsid="00207ead" officeooo:paragraph-rsid="00207ead"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language="it" fo:country="IT" fo:font-weight="bold" officeooo:rsid="002240f6" officeooo:paragraph-rsid="002240f6"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language="it" fo:country="IT" fo:font-weight="bold" officeooo:rsid="0022eed2" officeooo:paragraph-rsid="0022eed2" style:font-size-asian="10.5pt" style:font-weight-asian="bold" style:font-size-complex="12pt" style:font-weight-complex="bold"/>
    </style:style>
    <style:style style:name="P80" style:family="paragraph" style:parent-style-name="Standard" style:list-style-name="L22">
      <style:paragraph-properties fo:text-align="start" style:justify-single-word="false"/>
      <style:text-properties fo:font-size="12pt" fo:language="it" fo:country="IT" fo:font-weight="bold" officeooo:rsid="0022eed2" officeooo:paragraph-rsid="0022eed2"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language="it" fo:country="IT" fo:font-weight="bold" officeooo:rsid="0024065a" officeooo:paragraph-rsid="0024065a"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language="it" fo:country="IT" fo:font-weight="bold" officeooo:rsid="00270bee" officeooo:paragraph-rsid="00270bee"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language="it" fo:country="IT" fo:font-weight="bold" officeooo:rsid="002b042e" officeooo:paragraph-rsid="002b042e"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language="it" fo:country="IT" fo:font-weight="bold" officeooo:rsid="002e1fdf" officeooo:paragraph-rsid="002e1fdf" style:font-size-asian="10.5pt" style:font-weight-asian="bold" style:font-size-complex="12pt" style:font-weight-complex="bold"/>
    </style:style>
    <style:style style:name="P85" style:family="paragraph" style:parent-style-name="Standard" style:list-style-name="L24">
      <style:paragraph-properties fo:text-align="start" style:justify-single-word="false"/>
      <style:text-properties fo:font-size="12pt" fo:language="it" fo:country="IT" fo:font-weight="bold" officeooo:rsid="002e1fdf" officeooo:paragraph-rsid="002e8940"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language="it" fo:country="IT" fo:font-weight="bold" officeooo:rsid="00308ef6" officeooo:paragraph-rsid="00308ef6"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language="it" fo:country="IT" fo:font-weight="bold" officeooo:rsid="0031f328" officeooo:paragraph-rsid="0031f328"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language="it" fo:country="IT" fo:font-weight="bold" officeooo:rsid="003258c5" officeooo:paragraph-rsid="003258c5"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language="it" fo:country="IT" fo:font-weight="bold" officeooo:rsid="0035ca32" officeooo:paragraph-rsid="0035ca32" style:font-size-asian="10.5pt" style:font-weight-asian="bold" style:font-size-complex="12pt" style:font-weight-complex="bold"/>
    </style:style>
    <style:style style:name="P90" style:family="paragraph" style:parent-style-name="Standard">
      <style:paragraph-properties fo:text-align="start" style:justify-single-word="false" fo:break-before="page"/>
      <style:text-properties fo:font-size="12pt" fo:language="it" fo:country="IT" fo:font-weight="bold" officeooo:rsid="0035ca32" officeooo:paragraph-rsid="0035ca32"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language="it" fo:country="IT" fo:font-weight="bold" officeooo:rsid="00373f0e" officeooo:paragraph-rsid="00373f0e"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language="it" fo:country="IT" fo:font-weight="bold" officeooo:rsid="0039c519" officeooo:paragraph-rsid="0039c519"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language="it" fo:country="IT" fo:font-weight="bold" officeooo:rsid="003acba1" officeooo:paragraph-rsid="003acba1"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language="it" fo:country="IT" fo:font-weight="bold" officeooo:rsid="003cde1c" officeooo:paragraph-rsid="003cde1c" style:font-size-asian="10.5pt" style:font-weight-asian="bold" style:font-size-complex="12pt" style:font-weight-complex="bold"/>
    </style:style>
    <style:style style:name="P95" style:family="paragraph" style:parent-style-name="Standard" style:list-style-name="L26">
      <style:paragraph-properties fo:text-align="start" style:justify-single-word="false"/>
      <style:text-properties fo:font-size="12pt" fo:language="it" fo:country="IT" fo:font-weight="bold" officeooo:rsid="003cde1c" officeooo:paragraph-rsid="003cde1c" style:font-size-asian="10.5pt" style:font-weight-asian="bold" style:font-size-complex="12pt" style:font-weight-complex="bold"/>
    </style:style>
    <style:style style:name="P96" style:family="paragraph" style:parent-style-name="Standard" style:list-style-name="L26">
      <style:paragraph-properties fo:text-align="start" style:justify-single-word="false"/>
      <style:text-properties fo:font-size="12pt" fo:language="it" fo:country="IT" fo:font-weight="bold" officeooo:rsid="003e7f3c" officeooo:paragraph-rsid="003e7f3c" style:font-size-asian="10.5pt" style:font-weight-asian="bold" style:font-size-complex="12pt" style:font-weight-complex="bold"/>
    </style:style>
    <style:style style:name="P97" style:family="paragraph" style:parent-style-name="Standard" style:list-style-name="L26">
      <style:paragraph-properties fo:text-align="start" style:justify-single-word="false"/>
      <style:text-properties fo:font-size="12pt" fo:language="it" fo:country="IT" fo:font-weight="bold" officeooo:rsid="00406c12" officeooo:paragraph-rsid="00406c12"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language="it" fo:country="IT" fo:font-weight="bold" officeooo:rsid="00406c12" officeooo:paragraph-rsid="00406c12" style:font-size-asian="10.5pt" style:font-weight-asian="bold" style:font-size-complex="12pt" style:font-weight-complex="bold"/>
    </style:style>
    <style:style style:name="P99" style:family="paragraph" style:parent-style-name="Standard" style:list-style-name="L27">
      <style:paragraph-properties fo:text-align="start" style:justify-single-word="false"/>
      <style:text-properties fo:font-size="12pt" fo:language="it" fo:country="IT" fo:font-weight="bold" officeooo:rsid="00406c12" officeooo:paragraph-rsid="00406c12"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language="it" fo:country="IT" fo:font-weight="bold" officeooo:rsid="0043f910" officeooo:paragraph-rsid="0043f910"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language="it" fo:country="IT" fo:font-weight="bold" officeooo:rsid="00467a91" officeooo:paragraph-rsid="00467a91" style:font-size-asian="10.5pt" style:font-weight-asian="bold" style:font-size-complex="12pt" style:font-weight-complex="bold"/>
    </style:style>
    <style:style style:name="P102" style:family="paragraph" style:parent-style-name="Standard">
      <style:paragraph-properties fo:text-align="start" style:justify-single-word="false" fo:break-before="page"/>
      <style:text-properties fo:font-size="12pt" fo:language="it" fo:country="IT" fo:font-weight="bold" officeooo:rsid="0047447e" officeooo:paragraph-rsid="0047447e"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font-size="12pt" fo:language="it" fo:country="IT" fo:font-weight="bold" officeooo:rsid="0047447e" officeooo:paragraph-rsid="0047447e"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font-size="12pt" fo:language="it" fo:country="IT" fo:font-weight="bold" officeooo:rsid="004c53e7" officeooo:paragraph-rsid="004c53e7" style:font-size-asian="10.5pt" style:font-weight-asian="bold" style:font-size-complex="12pt" style:font-weight-complex="bold"/>
    </style:style>
    <style:style style:name="P105" style:family="paragraph" style:parent-style-name="Standard" style:list-style-name="L31">
      <style:paragraph-properties fo:text-align="start" style:justify-single-word="false"/>
      <style:text-properties fo:font-size="12pt" fo:language="it" fo:country="IT" fo:font-weight="bold" officeooo:rsid="004c53e7" officeooo:paragraph-rsid="004c53e7"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size="12pt" fo:language="it" fo:country="IT" fo:font-weight="bold" officeooo:rsid="004cefe6" officeooo:paragraph-rsid="004cefe6" style:font-size-asian="10.5pt" style:font-weight-asian="bold" style:font-size-complex="12pt" style:font-weight-complex="bold"/>
    </style:style>
    <style:style style:name="P107" style:family="paragraph" style:parent-style-name="Standard">
      <style:paragraph-properties fo:text-align="start" style:justify-single-word="false"/>
      <style:text-properties fo:font-size="12pt" fo:language="it" fo:country="IT" fo:font-weight="bold" officeooo:rsid="004e7255" officeooo:paragraph-rsid="004e7255" style:font-size-asian="10.5pt" style:font-weight-asian="bold" style:font-size-complex="12pt" style:font-weight-complex="bold"/>
    </style:style>
    <style:style style:name="P108" style:family="paragraph" style:parent-style-name="Standard" style:list-style-name="L32">
      <style:paragraph-properties fo:text-align="start" style:justify-single-word="false"/>
      <style:text-properties fo:font-size="12pt" fo:language="it" fo:country="IT" fo:font-weight="bold" officeooo:rsid="004e7255" officeooo:paragraph-rsid="004e7255" style:font-size-asian="10.5pt" style:font-weight-asian="bold" style:font-size-complex="12pt" style:font-weight-complex="bold"/>
    </style:style>
    <style:style style:name="P109" style:family="paragraph" style:parent-style-name="Standard">
      <style:paragraph-properties fo:text-align="start" style:justify-single-word="false"/>
      <style:text-properties fo:font-size="12pt" fo:language="it" fo:country="IT" fo:font-weight="bold" officeooo:rsid="00501fdb" officeooo:paragraph-rsid="00501fdb" style:font-size-asian="10.5pt" style:font-weight-asian="bold" style:font-size-complex="12pt" style:font-weight-complex="bold"/>
    </style:style>
    <style:style style:name="P110" style:family="paragraph" style:parent-style-name="Standard">
      <style:paragraph-properties fo:text-align="start" style:justify-single-word="false"/>
      <style:text-properties fo:font-size="12pt" fo:language="it" fo:country="IT" fo:font-weight="bold" officeooo:rsid="00517eab" officeooo:paragraph-rsid="00517eab" style:font-size-asian="10.5pt" style:font-weight-asian="bold" style:font-size-complex="12pt" style:font-weight-complex="bold"/>
    </style:style>
    <style:style style:name="P111" style:family="paragraph" style:parent-style-name="Standard" style:list-style-name="L33">
      <style:paragraph-properties fo:text-align="start" style:justify-single-word="false"/>
      <style:text-properties fo:font-size="12pt" fo:language="it" fo:country="IT" fo:font-weight="bold" officeooo:rsid="00517eab" officeooo:paragraph-rsid="00517eab" style:font-size-asian="10.5pt" style:font-weight-asian="bold" style:font-size-complex="12pt" style:font-weight-complex="bold"/>
    </style:style>
    <style:style style:name="P112" style:family="paragraph" style:parent-style-name="Standard" style:list-style-name="L33">
      <style:paragraph-properties fo:text-align="start" style:justify-single-word="false"/>
      <style:text-properties fo:font-size="12pt" fo:language="it" fo:country="IT" fo:font-weight="bold" officeooo:rsid="005370d7" officeooo:paragraph-rsid="005370d7" style:font-size-asian="10.5pt" style:font-weight-asian="bold" style:font-size-complex="12pt" style:font-weight-complex="bold"/>
    </style:style>
    <style:style style:name="P113" style:family="paragraph" style:parent-style-name="Standard" style:list-style-name="L34">
      <style:paragraph-properties fo:text-align="start" style:justify-single-word="false"/>
      <style:text-properties fo:font-size="12pt" fo:language="it" fo:country="IT" fo:font-weight="bold" officeooo:rsid="00544332" officeooo:paragraph-rsid="00544332" style:font-size-asian="10.5pt" style:font-weight-asian="bold" style:font-size-complex="12pt" style:font-weight-complex="bold"/>
    </style:style>
    <style:style style:name="P114" style:family="paragraph" style:parent-style-name="Standard">
      <style:paragraph-properties fo:text-align="start" style:justify-single-word="false"/>
      <style:text-properties fo:font-size="12pt" fo:language="it" fo:country="IT" fo:font-weight="bold" officeooo:rsid="00544332" officeooo:paragraph-rsid="00544332" style:font-size-asian="10.5pt" style:font-weight-asian="bold" style:font-size-complex="12pt" style:font-weight-complex="bold"/>
    </style:style>
    <style:style style:name="P115" style:family="paragraph" style:parent-style-name="Standard">
      <style:paragraph-properties fo:text-align="start" style:justify-single-word="false"/>
      <style:text-properties fo:font-size="12pt" fo:language="it" fo:country="IT" fo:font-weight="bold" officeooo:rsid="00544b28" officeooo:paragraph-rsid="00544b28" style:font-size-asian="10.5pt" style:font-weight-asian="bold" style:font-size-complex="12pt" style:font-weight-complex="bold"/>
    </style:style>
    <style:style style:name="P116" style:family="paragraph" style:parent-style-name="Standard">
      <style:paragraph-properties fo:text-align="start" style:justify-single-word="false"/>
      <style:text-properties fo:font-size="12pt" fo:language="it" fo:country="IT" fo:font-weight="bold" officeooo:rsid="0057b7a6" officeooo:paragraph-rsid="0057b7a6" style:font-size-asian="10.5pt" style:font-weight-asian="bold" style:font-size-complex="12pt" style:font-weight-complex="bold"/>
    </style:style>
    <style:style style:name="P117" style:family="paragraph" style:parent-style-name="Standard">
      <style:paragraph-properties fo:text-align="start" style:justify-single-word="false"/>
      <style:text-properties fo:font-size="12pt" fo:language="it" fo:country="IT" fo:font-weight="bold" officeooo:rsid="005931a6" officeooo:paragraph-rsid="005931a6" style:font-size-asian="10.5pt" style:font-weight-asian="bold" style:font-size-complex="12pt" style:font-weight-complex="bold"/>
    </style:style>
    <style:style style:name="P118" style:family="paragraph" style:parent-style-name="Standard">
      <style:paragraph-properties fo:text-align="start" style:justify-single-word="false" fo:break-before="page"/>
      <style:text-properties fo:font-size="12pt" fo:language="it" fo:country="IT" fo:font-weight="bold" officeooo:rsid="005c591c" officeooo:paragraph-rsid="005c591c" style:font-size-asian="10.5pt" style:font-weight-asian="bold" style:font-size-complex="12pt" style:font-weight-complex="bold"/>
    </style:style>
    <style:style style:name="P119" style:family="paragraph" style:parent-style-name="Standard">
      <style:paragraph-properties fo:text-align="start" style:justify-single-word="false"/>
      <style:text-properties fo:font-size="12pt" fo:language="it" fo:country="IT" fo:font-weight="bold" officeooo:rsid="005c591c" officeooo:paragraph-rsid="005c591c" style:font-size-asian="10.5pt" style:font-weight-asian="bold" style:font-size-complex="12pt" style:font-weight-complex="bold"/>
    </style:style>
    <style:style style:name="P120" style:family="paragraph" style:parent-style-name="Standard">
      <style:paragraph-properties fo:text-align="start" style:justify-single-word="false"/>
      <style:text-properties fo:font-size="12pt" fo:language="it" fo:country="IT" fo:font-weight="bold" officeooo:rsid="005e13fa" officeooo:paragraph-rsid="005e13fa" style:font-size-asian="10.5pt" style:font-weight-asian="bold" style:font-size-complex="12pt" style:font-weight-complex="bold"/>
    </style:style>
    <style:style style:name="P121" style:family="paragraph" style:parent-style-name="Standard">
      <style:paragraph-properties fo:text-align="start" style:justify-single-word="false"/>
      <style:text-properties fo:font-size="12pt" fo:language="it" fo:country="IT" fo:font-weight="bold" officeooo:rsid="005e13fa" officeooo:paragraph-rsid="005e9bc1" style:font-size-asian="10.5pt" style:font-weight-asian="bold" style:font-size-complex="12pt" style:font-weight-complex="bold"/>
    </style:style>
    <style:style style:name="P122" style:family="paragraph" style:parent-style-name="Standard" style:list-style-name="L35">
      <style:paragraph-properties fo:text-align="start" style:justify-single-word="false"/>
      <style:text-properties fo:font-size="12pt" fo:language="it" fo:country="IT" fo:font-weight="bold" officeooo:rsid="005e13fa" officeooo:paragraph-rsid="005e9bc1" style:font-size-asian="10.5pt" style:font-weight-asian="bold" style:font-size-complex="12pt" style:font-weight-complex="bold"/>
    </style:style>
    <style:style style:name="P123" style:family="paragraph" style:parent-style-name="Standard">
      <style:paragraph-properties fo:text-align="start" style:justify-single-word="false"/>
      <style:text-properties fo:font-size="12pt" fo:language="it" fo:country="IT" fo:font-weight="bold" officeooo:rsid="005ef14e" officeooo:paragraph-rsid="005ef14e" style:font-size-asian="10.5pt" style:font-weight-asian="bold" style:font-size-complex="12pt" style:font-weight-complex="bold"/>
    </style:style>
    <style:style style:name="P124" style:family="paragraph" style:parent-style-name="Standard">
      <style:paragraph-properties fo:text-align="start" style:justify-single-word="false"/>
      <style:text-properties fo:font-size="12pt" fo:language="it" fo:country="IT" fo:font-weight="bold" officeooo:rsid="00624677" officeooo:paragraph-rsid="00624677" style:font-size-asian="10.5pt" style:font-weight-asian="bold" style:font-size-complex="12pt" style:font-weight-complex="bold"/>
    </style:style>
    <style:style style:name="P125" style:family="paragraph" style:parent-style-name="Standard">
      <style:paragraph-properties fo:text-align="start" style:justify-single-word="false"/>
      <style:text-properties fo:font-size="12pt" fo:language="it" fo:country="IT" fo:font-weight="bold" officeooo:rsid="006263d9" officeooo:paragraph-rsid="006263d9" style:font-size-asian="10.5pt" style:font-weight-asian="bold" style:font-size-complex="12pt" style:font-weight-complex="bold"/>
    </style:style>
    <style:style style:name="P126" style:family="paragraph" style:parent-style-name="Standard" style:list-style-name="L38">
      <style:paragraph-properties fo:text-align="start" style:justify-single-word="false"/>
      <style:text-properties fo:font-size="12pt" fo:language="it" fo:country="IT" fo:font-weight="bold" officeooo:rsid="006263d9" officeooo:paragraph-rsid="006263d9" style:font-size-asian="10.5pt" style:font-weight-asian="bold" style:font-size-complex="12pt" style:font-weight-complex="bold"/>
    </style:style>
    <style:style style:name="P127" style:family="paragraph" style:parent-style-name="Standard">
      <style:paragraph-properties fo:text-align="start" style:justify-single-word="false"/>
      <style:text-properties fo:font-size="12pt" fo:language="it" fo:country="IT" fo:font-weight="bold" officeooo:rsid="00647725" officeooo:paragraph-rsid="00647725" style:font-size-asian="10.5pt" style:font-weight-asian="bold" style:font-size-complex="12pt" style:font-weight-complex="bold"/>
    </style:style>
    <style:style style:name="P128" style:family="paragraph" style:parent-style-name="Standard" style:list-style-name="L39">
      <style:paragraph-properties fo:text-align="start" style:justify-single-word="false"/>
      <style:text-properties fo:font-size="12pt" fo:language="it" fo:country="IT" fo:font-weight="bold" officeooo:rsid="00647725" officeooo:paragraph-rsid="00647725" style:font-size-asian="10.5pt" style:font-weight-asian="bold" style:font-size-complex="12pt" style:font-weight-complex="bold"/>
    </style:style>
    <style:style style:name="P129" style:family="paragraph" style:parent-style-name="Standard">
      <style:paragraph-properties fo:text-align="start" style:justify-single-word="false"/>
      <style:text-properties fo:font-size="12pt" fo:language="it" fo:country="IT" fo:font-weight="bold" officeooo:rsid="00657eba" officeooo:paragraph-rsid="00657eba" style:font-size-asian="10.5pt" style:font-weight-asian="bold" style:font-size-complex="12pt" style:font-weight-complex="bold"/>
    </style:style>
    <style:style style:name="P130" style:family="paragraph" style:parent-style-name="Standard">
      <style:paragraph-properties fo:text-align="start" style:justify-single-word="false" fo:break-before="page"/>
      <style:text-properties fo:font-size="20pt" fo:language="it" fo:country="IT" fo:font-weight="bold" officeooo:rsid="00483485" officeooo:paragraph-rsid="00483485" style:font-size-asian="17.5pt" style:font-weight-asian="bold" style:font-size-complex="20pt" style:font-weight-complex="bold"/>
    </style:style>
    <style:style style:name="P131" style:family="paragraph" style:parent-style-name="Standard">
      <style:paragraph-properties fo:text-align="start" style:justify-single-word="false"/>
      <style:text-properties fo:font-size="20pt" fo:language="it" fo:country="IT" fo:font-weight="bold" officeooo:rsid="005ef14e" officeooo:paragraph-rsid="005ef14e" style:font-size-asian="17.5pt" style:font-weight-asian="bold" style:font-size-complex="20pt" style:font-weight-complex="bold"/>
    </style:style>
    <style:style style:name="P132" style:family="paragraph" style:parent-style-name="Standard">
      <style:text-properties fo:language="it" fo:country="IT" fo:font-weight="bold" officeooo:rsid="00027a88" officeooo:paragraph-rsid="00027a88" style:font-weight-asian="bold" style:font-weight-complex="bold"/>
    </style:style>
    <style:style style:name="P133" style:family="paragraph" style:parent-style-name="Standard" style:list-style-name="L2">
      <style:text-properties fo:language="it" fo:country="IT" fo:font-weight="bold" officeooo:rsid="0004bf6a" officeooo:paragraph-rsid="0004bf6a" style:font-weight-asian="bold" style:font-weight-complex="bold"/>
    </style:style>
    <style:style style:name="P134" style:family="paragraph" style:parent-style-name="Standard">
      <style:text-properties fo:language="it" fo:country="IT" fo:font-weight="bold" officeooo:rsid="0004bf6a" officeooo:paragraph-rsid="0004bf6a" style:font-weight-asian="bold" style:font-weight-complex="bold"/>
    </style:style>
    <style:style style:name="P135" style:family="paragraph" style:parent-style-name="Standard">
      <style:text-properties fo:language="it" fo:country="IT" fo:font-weight="bold" officeooo:rsid="0005d37c" officeooo:paragraph-rsid="0005d37c" style:font-weight-asian="bold" style:font-weight-complex="bold"/>
    </style:style>
    <style:style style:name="P136" style:family="paragraph" style:parent-style-name="Standard">
      <style:text-properties fo:language="it" fo:country="IT" fo:font-weight="bold" officeooo:rsid="00069b76" officeooo:paragraph-rsid="00069b76" style:font-weight-asian="bold" style:font-weight-complex="bold"/>
    </style:style>
    <style:style style:name="P137" style:family="paragraph" style:parent-style-name="Standard" style:list-style-name="L3">
      <style:text-properties fo:language="it" fo:country="IT" fo:font-weight="bold" officeooo:rsid="00069b76" officeooo:paragraph-rsid="00069b76" style:font-weight-asian="bold" style:font-weight-complex="bold"/>
    </style:style>
    <style:style style:name="P138" style:family="paragraph" style:parent-style-name="Standard">
      <style:text-properties fo:language="it" fo:country="IT" fo:font-weight="bold" officeooo:rsid="000755cd" officeooo:paragraph-rsid="000755cd" style:font-weight-asian="bold" style:font-weight-complex="bold"/>
    </style:style>
    <style:style style:name="P139" style:family="paragraph" style:parent-style-name="Standard">
      <style:text-properties fo:language="it" fo:country="IT" fo:font-weight="bold" officeooo:rsid="00078032" officeooo:paragraph-rsid="00078032" style:font-weight-asian="bold" style:font-weight-complex="bold"/>
    </style:style>
    <style:style style:name="P140" style:family="paragraph" style:parent-style-name="Standard" style:list-style-name="L4">
      <style:text-properties fo:language="it" fo:country="IT" fo:font-weight="bold" officeooo:rsid="00078032" officeooo:paragraph-rsid="00078032" style:font-weight-asian="bold" style:font-weight-complex="bold"/>
    </style:style>
    <style:style style:name="P141" style:family="paragraph" style:parent-style-name="Standard">
      <style:text-properties fo:language="it" fo:country="IT" fo:font-weight="bold" officeooo:rsid="000a238c" officeooo:paragraph-rsid="000a238c" style:font-weight-asian="bold" style:font-weight-complex="bold"/>
    </style:style>
    <style:style style:name="P142" style:family="paragraph" style:parent-style-name="Standard">
      <style:text-properties fo:language="it" fo:country="IT" fo:font-weight="bold" officeooo:rsid="000b2818" officeooo:paragraph-rsid="000b2818" style:font-weight-asian="bold" style:font-weight-complex="bold"/>
    </style:style>
    <style:style style:name="P143" style:family="paragraph" style:parent-style-name="Standard">
      <style:text-properties fo:language="it" fo:country="IT" fo:font-weight="bold" officeooo:rsid="000cd8ca" officeooo:paragraph-rsid="000cd8ca" style:font-weight-asian="bold" style:font-weight-complex="bold"/>
    </style:style>
    <style:style style:name="P144" style:family="paragraph" style:parent-style-name="Standard">
      <style:text-properties fo:language="it" fo:country="IT" fo:font-weight="bold" officeooo:rsid="000e9ee8" officeooo:paragraph-rsid="000e9ee8" style:font-weight-asian="bold" style:font-weight-complex="bold"/>
    </style:style>
    <style:style style:name="P145" style:family="paragraph" style:parent-style-name="Standard">
      <style:text-properties fo:language="it" fo:country="IT" fo:font-weight="bold" officeooo:rsid="00121c74" officeooo:paragraph-rsid="00121c74" style:font-weight-asian="bold" style:font-weight-complex="bold"/>
    </style:style>
    <style:style style:name="P146" style:family="paragraph" style:parent-style-name="Standard">
      <style:text-properties fo:language="it" fo:country="IT" fo:font-weight="bold" officeooo:rsid="0012b244" officeooo:paragraph-rsid="0012b244" style:font-weight-asian="bold" style:font-weight-complex="bold"/>
    </style:style>
    <style:style style:name="P147" style:family="paragraph" style:parent-style-name="Standard" style:list-style-name="L8">
      <style:text-properties fo:language="it" fo:country="IT" fo:font-weight="bold" officeooo:rsid="0012b244" officeooo:paragraph-rsid="0012b244" style:font-weight-asian="bold" style:font-weight-complex="bold"/>
    </style:style>
    <style:style style:name="P148" style:family="paragraph" style:parent-style-name="Standard">
      <style:text-properties fo:language="it" fo:country="IT" fo:font-weight="bold" officeooo:rsid="0015c62d" officeooo:paragraph-rsid="0015c62d" style:font-weight-asian="bold" style:font-weight-complex="bold"/>
    </style:style>
    <style:style style:name="P149" style:family="paragraph" style:parent-style-name="Standard">
      <style:text-properties fo:language="it" fo:country="IT" fo:font-weight="bold" officeooo:rsid="0017706c" officeooo:paragraph-rsid="0017706c" style:font-weight-asian="bold" style:font-weight-complex="bold"/>
    </style:style>
    <style:style style:name="P150" style:family="paragraph" style:parent-style-name="Standard" style:list-style-name="L11">
      <style:text-properties fo:language="it" fo:country="IT" fo:font-weight="bold" officeooo:rsid="0017706c" officeooo:paragraph-rsid="0017706c" style:font-weight-asian="bold" style:font-weight-complex="bold"/>
    </style:style>
    <style:style style:name="P151" style:family="paragraph" style:parent-style-name="Standard">
      <style:text-properties fo:language="it" fo:country="IT" fo:font-weight="bold" officeooo:rsid="0019d4da" officeooo:paragraph-rsid="0019d4da" style:font-weight-asian="bold" style:font-weight-complex="bold"/>
    </style:style>
    <style:style style:name="P152" style:family="paragraph" style:parent-style-name="Standard">
      <style:text-properties fo:language="it" fo:country="IT" fo:font-weight="normal" officeooo:rsid="00032165" officeooo:paragraph-rsid="00032165" style:font-weight-asian="normal" style:font-weight-complex="normal"/>
    </style:style>
    <style:style style:name="P153" style:family="paragraph" style:parent-style-name="Standard" style:list-style-name="L1">
      <style:text-properties fo:language="it" fo:country="IT" fo:font-weight="normal" officeooo:rsid="00032165" officeooo:paragraph-rsid="00032165" style:font-weight-asian="normal" style:font-weight-complex="normal"/>
    </style:style>
    <style:style style:name="P154" style:family="paragraph" style:parent-style-name="Standard">
      <style:text-properties fo:language="it" fo:country="IT" fo:font-weight="normal" officeooo:rsid="00049bf3" officeooo:paragraph-rsid="00049bf3" style:font-weight-asian="normal" style:font-weight-complex="normal"/>
    </style:style>
    <style:style style:name="P155" style:family="paragraph" style:parent-style-name="Standard">
      <style:text-properties fo:language="it" fo:country="IT" fo:font-weight="normal" officeooo:rsid="0004bf6a" officeooo:paragraph-rsid="0004bf6a" style:font-weight-asian="normal" style:font-weight-complex="normal"/>
    </style:style>
    <style:style style:name="P156" style:family="paragraph" style:parent-style-name="Standard" style:list-style-name="L2">
      <style:text-properties fo:language="it" fo:country="IT" fo:font-weight="normal" officeooo:rsid="0004bf6a" officeooo:paragraph-rsid="0004bf6a" style:font-weight-asian="normal" style:font-weight-complex="normal"/>
    </style:style>
    <style:style style:name="P157" style:family="paragraph" style:parent-style-name="Standard">
      <style:text-properties fo:language="it" fo:country="IT" fo:font-weight="normal" officeooo:rsid="0005d37c" officeooo:paragraph-rsid="0005d37c" style:font-weight-asian="normal" style:font-weight-complex="normal"/>
    </style:style>
    <style:style style:name="P158" style:family="paragraph" style:parent-style-name="Standard">
      <style:text-properties fo:language="it" fo:country="IT" fo:font-weight="normal" officeooo:rsid="00069b76" officeooo:paragraph-rsid="00069b76" style:font-weight-asian="normal" style:font-weight-complex="normal"/>
    </style:style>
    <style:style style:name="P159" style:family="paragraph" style:parent-style-name="Standard">
      <style:text-properties fo:language="it" fo:country="IT" fo:font-weight="normal" officeooo:rsid="000755cd" officeooo:paragraph-rsid="000755cd" style:font-weight-asian="normal" style:font-weight-complex="normal"/>
    </style:style>
    <style:style style:name="P160" style:family="paragraph" style:parent-style-name="Standard" style:list-style-name="L4">
      <style:text-properties fo:language="it" fo:country="IT" fo:font-weight="normal" officeooo:rsid="00078032" officeooo:paragraph-rsid="00078032" style:font-weight-asian="normal" style:font-weight-complex="normal"/>
    </style:style>
    <style:style style:name="P161" style:family="paragraph" style:parent-style-name="Standard">
      <style:text-properties fo:language="it" fo:country="IT" fo:font-weight="normal" officeooo:rsid="00078032" officeooo:paragraph-rsid="00078032" style:font-weight-asian="normal" style:font-weight-complex="normal"/>
    </style:style>
    <style:style style:name="P162" style:family="paragraph" style:parent-style-name="Standard">
      <style:text-properties fo:language="it" fo:country="IT" fo:font-weight="normal" officeooo:rsid="00096eea" officeooo:paragraph-rsid="00096eea" style:font-weight-asian="normal" style:font-weight-complex="normal"/>
    </style:style>
    <style:style style:name="P163" style:family="paragraph" style:parent-style-name="Standard">
      <style:text-properties fo:language="it" fo:country="IT" fo:font-weight="normal" officeooo:rsid="000b2818" officeooo:paragraph-rsid="000b2818" style:font-weight-asian="normal" style:font-weight-complex="normal"/>
    </style:style>
    <style:style style:name="P164" style:family="paragraph" style:parent-style-name="Standard" style:list-style-name="L5">
      <style:text-properties fo:language="it" fo:country="IT" fo:font-weight="normal" officeooo:rsid="000b2818" officeooo:paragraph-rsid="000b2818" style:font-weight-asian="normal" style:font-weight-complex="normal"/>
    </style:style>
    <style:style style:name="P165" style:family="paragraph" style:parent-style-name="Standard">
      <style:text-properties fo:language="it" fo:country="IT" fo:font-weight="normal" officeooo:rsid="000cd8ca" officeooo:paragraph-rsid="000cd8ca" style:font-weight-asian="normal" style:font-weight-complex="normal"/>
    </style:style>
    <style:style style:name="P166" style:family="paragraph" style:parent-style-name="Standard">
      <style:text-properties fo:language="it" fo:country="IT" fo:font-weight="normal" officeooo:rsid="000e8ffe" officeooo:paragraph-rsid="000e8ffe" style:font-weight-asian="normal" style:font-weight-complex="normal"/>
    </style:style>
    <style:style style:name="P167" style:family="paragraph" style:parent-style-name="Standard">
      <style:text-properties fo:language="it" fo:country="IT" fo:font-weight="normal" officeooo:rsid="000e9ee8" officeooo:paragraph-rsid="000e9ee8" style:font-weight-asian="normal" style:font-weight-complex="normal"/>
    </style:style>
    <style:style style:name="P168" style:family="paragraph" style:parent-style-name="Standard" style:list-style-name="L6">
      <style:text-properties fo:language="it" fo:country="IT" fo:font-weight="normal" officeooo:rsid="000e9ee8" officeooo:paragraph-rsid="000e9ee8" style:font-weight-asian="normal" style:font-weight-complex="normal"/>
    </style:style>
    <style:style style:name="P169" style:family="paragraph" style:parent-style-name="Standard">
      <style:text-properties fo:language="it" fo:country="IT" fo:font-weight="normal" officeooo:rsid="00108d24" officeooo:paragraph-rsid="00108d24" style:font-weight-asian="normal" style:font-weight-complex="normal"/>
    </style:style>
    <style:style style:name="P170" style:family="paragraph" style:parent-style-name="Standard">
      <style:text-properties fo:language="it" fo:country="IT" fo:font-weight="normal" officeooo:rsid="00121c74" officeooo:paragraph-rsid="00121c74" style:font-weight-asian="normal" style:font-weight-complex="normal"/>
    </style:style>
    <style:style style:name="P171" style:family="paragraph" style:parent-style-name="Standard">
      <style:text-properties fo:language="it" fo:country="IT" fo:font-weight="normal" officeooo:rsid="0012865c" officeooo:paragraph-rsid="0012865c" style:font-weight-asian="normal" style:font-weight-complex="normal"/>
    </style:style>
    <style:style style:name="P172" style:family="paragraph" style:parent-style-name="Standard" style:list-style-name="L7">
      <style:text-properties fo:language="it" fo:country="IT" fo:font-weight="normal" officeooo:rsid="0012b244" officeooo:paragraph-rsid="0012b244" style:font-weight-asian="normal" style:font-weight-complex="normal"/>
    </style:style>
    <style:style style:name="P173" style:family="paragraph" style:parent-style-name="Standard">
      <style:text-properties fo:language="it" fo:country="IT" fo:font-weight="normal" officeooo:rsid="0012b244" officeooo:paragraph-rsid="0012b244" style:font-weight-asian="normal" style:font-weight-complex="normal"/>
    </style:style>
    <style:style style:name="P174" style:family="paragraph" style:parent-style-name="Standard" style:list-style-name="L8">
      <style:text-properties fo:language="it" fo:country="IT" fo:font-weight="normal" officeooo:rsid="0012b244" officeooo:paragraph-rsid="0012b244" style:font-weight-asian="normal" style:font-weight-complex="normal"/>
    </style:style>
    <style:style style:name="P175" style:family="paragraph" style:parent-style-name="Standard">
      <style:text-properties fo:language="it" fo:country="IT" fo:font-weight="normal" officeooo:rsid="0013fa4f" officeooo:paragraph-rsid="0013fa4f" style:font-weight-asian="normal" style:font-weight-complex="normal"/>
    </style:style>
    <style:style style:name="P176" style:family="paragraph" style:parent-style-name="Standard">
      <style:text-properties fo:language="it" fo:country="IT" fo:font-weight="normal" officeooo:rsid="0015c62d" officeooo:paragraph-rsid="0015c62d" style:font-weight-asian="normal" style:font-weight-complex="normal"/>
    </style:style>
    <style:style style:name="P177" style:family="paragraph" style:parent-style-name="Standard" style:list-style-name="L9">
      <style:text-properties fo:language="it" fo:country="IT" fo:font-weight="normal" officeooo:rsid="0015c62d" officeooo:paragraph-rsid="0015c62d" style:font-weight-asian="normal" style:font-weight-complex="normal"/>
    </style:style>
    <style:style style:name="P178" style:family="paragraph" style:parent-style-name="Standard">
      <style:text-properties fo:language="it" fo:country="IT" fo:font-weight="normal" officeooo:rsid="0017706c" officeooo:paragraph-rsid="0017706c" style:font-weight-asian="normal" style:font-weight-complex="normal"/>
    </style:style>
    <style:style style:name="P179" style:family="paragraph" style:parent-style-name="Standard" style:list-style-name="L10">
      <style:text-properties fo:language="it" fo:country="IT" fo:font-weight="normal" officeooo:rsid="0017706c" officeooo:paragraph-rsid="0017706c" style:font-weight-asian="normal" style:font-weight-complex="normal"/>
    </style:style>
    <style:style style:name="P180" style:family="paragraph" style:parent-style-name="Standard" style:list-style-name="L11">
      <style:text-properties fo:language="it" fo:country="IT" fo:font-weight="normal" officeooo:rsid="0017706c" officeooo:paragraph-rsid="0017706c" style:font-weight-asian="normal" style:font-weight-complex="normal"/>
    </style:style>
    <style:style style:name="P181" style:family="paragraph" style:parent-style-name="Standard">
      <style:text-properties fo:language="it" fo:country="IT" fo:font-weight="normal" officeooo:rsid="0017e6c2" officeooo:paragraph-rsid="0017e6c2" style:font-weight-asian="normal" style:font-weight-complex="normal"/>
    </style:style>
    <style:style style:name="P182" style:family="paragraph" style:parent-style-name="Standard" style:list-style-name="L12">
      <style:text-properties fo:language="it" fo:country="IT" fo:font-weight="normal" officeooo:rsid="0017e6c2" officeooo:paragraph-rsid="0017e6c2" style:font-weight-asian="normal" style:font-weight-complex="normal"/>
    </style:style>
    <style:style style:name="P183" style:family="paragraph" style:parent-style-name="Standard">
      <style:text-properties fo:language="it" fo:country="IT" fo:font-weight="normal" officeooo:rsid="0019d4da" officeooo:paragraph-rsid="0019d4da" style:font-weight-asian="normal" style:font-weight-complex="normal"/>
    </style:style>
    <style:style style:name="P184" style:family="paragraph" style:parent-style-name="Standard" style:list-style-name="L13">
      <style:text-properties fo:language="it" fo:country="IT" fo:font-weight="normal" officeooo:rsid="0019d4da" officeooo:paragraph-rsid="0019d4da" style:font-weight-asian="normal" style:font-weight-complex="normal"/>
    </style:style>
    <style:style style:name="P185" style:family="paragraph" style:parent-style-name="Standard">
      <style:text-properties fo:language="it" fo:country="IT" fo:font-weight="normal" officeooo:rsid="0019e3a1" officeooo:paragraph-rsid="0019e3a1" style:font-weight-asian="normal" style:font-weight-complex="normal"/>
    </style:style>
    <style:style style:name="P186" style:family="paragraph" style:parent-style-name="Standard">
      <style:paragraph-properties fo:text-align="center" style:justify-single-word="false"/>
      <style:text-properties fo:font-size="16pt" fo:language="it" fo:country="IT" fo:font-weight="bold" officeooo:rsid="001a8ad2" officeooo:paragraph-rsid="001a8ad2" style:font-size-asian="16pt" style:font-weight-asian="bold" style:font-size-complex="16pt" style:font-weight-complex="bold"/>
    </style:style>
    <style:style style:name="P187" style:family="paragraph" style:parent-style-name="Standard">
      <style:paragraph-properties fo:text-align="start" style:justify-single-word="false"/>
      <style:text-properties fo:font-size="16pt" fo:language="it" fo:country="IT" fo:font-weight="bold" officeooo:rsid="00544b28" officeooo:paragraph-rsid="00544b28" style:font-size-asian="14pt" style:font-weight-asian="bold" style:font-size-complex="16pt" style:font-weight-complex="bold"/>
    </style:style>
    <style:style style:name="P188" style:family="paragraph" style:parent-style-name="Standard">
      <style:paragraph-properties fo:text-align="start" style:justify-single-word="false"/>
      <style:text-properties fo:font-size="16pt" fo:language="it" fo:country="IT" fo:font-weight="bold" officeooo:rsid="0055a05a" officeooo:paragraph-rsid="0055a05a" style:font-size-asian="14pt" style:font-weight-asian="bold" style:font-size-complex="16pt" style:font-weight-complex="bold"/>
    </style:style>
    <style:style style:name="P189" style:family="paragraph" style:parent-style-name="Standard">
      <style:paragraph-properties fo:text-align="start" style:justify-single-word="false"/>
      <style:text-properties fo:font-size="16pt" fo:language="it" fo:country="IT" fo:font-weight="bold" officeooo:rsid="0060d496" officeooo:paragraph-rsid="0060d496" style:font-size-asian="14pt" style:font-weight-asian="bold" style:font-size-complex="16pt" style:font-weight-complex="bold"/>
    </style:style>
    <style:style style:name="P190" style:family="paragraph" style:parent-style-name="Standard">
      <style:paragraph-properties fo:text-align="start" style:justify-single-word="false"/>
      <style:text-properties fo:font-size="16pt" fo:language="it" fo:country="IT" fo:font-weight="bold" officeooo:rsid="006263d9" officeooo:paragraph-rsid="006263d9" style:font-size-asian="14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755cd" style:font-weight-asian="normal" style:font-weight-complex="normal"/>
    </style:style>
    <style:style style:name="T3" style:family="text">
      <style:text-properties fo:font-weight="normal" officeooo:rsid="0015c62d" style:font-weight-asian="normal" style:font-weight-complex="normal"/>
    </style:style>
    <style:style style:name="T4" style:family="text">
      <style:text-properties fo:font-weight="normal" officeooo:rsid="0017e6c2" style:font-weight-asian="normal" style:font-weight-complex="normal"/>
    </style:style>
    <style:style style:name="T5" style:family="text">
      <style:text-properties fo:font-weight="normal" officeooo:rsid="001c428a" style:font-weight-asian="normal" style:font-weight-complex="normal"/>
    </style:style>
    <style:style style:name="T6" style:family="text">
      <style:text-properties fo:font-weight="normal" officeooo:rsid="0023af8b" style:font-weight-asian="normal" style:font-weight-complex="normal"/>
    </style:style>
    <style:style style:name="T7" style:family="text">
      <style:text-properties fo:font-weight="normal" officeooo:rsid="0024065a" style:font-weight-asian="normal" style:font-weight-complex="normal"/>
    </style:style>
    <style:style style:name="T8" style:family="text">
      <style:text-properties fo:font-weight="normal" officeooo:rsid="002e8940" style:font-weight-asian="normal" style:font-weight-complex="normal"/>
    </style:style>
    <style:style style:name="T9" style:family="text">
      <style:text-properties fo:font-weight="normal" officeooo:rsid="003258c5" style:font-weight-asian="normal" style:font-weight-complex="normal"/>
    </style:style>
    <style:style style:name="T10" style:family="text">
      <style:text-properties fo:font-weight="normal" officeooo:rsid="003acba1" style:font-weight-asian="normal" style:font-weight-complex="normal"/>
    </style:style>
    <style:style style:name="T11" style:family="text">
      <style:text-properties fo:font-weight="normal" officeooo:rsid="003ae911" style:font-weight-asian="normal" style:font-weight-complex="normal"/>
    </style:style>
    <style:style style:name="T12" style:family="text">
      <style:text-properties fo:font-weight="normal" officeooo:rsid="003cde1c" style:font-weight-asian="normal" style:font-weight-complex="normal"/>
    </style:style>
    <style:style style:name="T13" style:family="text">
      <style:text-properties fo:font-weight="normal" officeooo:rsid="003e7f3c" style:font-weight-asian="normal" style:font-weight-complex="normal"/>
    </style:style>
    <style:style style:name="T14" style:family="text">
      <style:text-properties fo:font-weight="normal" officeooo:rsid="00406c12" style:font-weight-asian="normal" style:font-weight-complex="normal"/>
    </style:style>
    <style:style style:name="T15" style:family="text">
      <style:text-properties fo:font-weight="normal" officeooo:rsid="00421626" style:font-weight-asian="normal" style:font-weight-complex="normal"/>
    </style:style>
    <style:style style:name="T16" style:family="text">
      <style:text-properties fo:font-weight="normal" officeooo:rsid="0047fab4" style:font-weight-asian="normal" style:font-weight-complex="normal"/>
    </style:style>
    <style:style style:name="T17" style:family="text">
      <style:text-properties fo:font-weight="normal" officeooo:rsid="004cefe6" style:font-weight-asian="normal" style:font-weight-complex="normal"/>
    </style:style>
    <style:style style:name="T18" style:family="text">
      <style:text-properties fo:font-weight="normal" officeooo:rsid="00501fdb" style:font-weight-asian="normal" style:font-weight-complex="normal"/>
    </style:style>
    <style:style style:name="T19" style:family="text">
      <style:text-properties fo:font-weight="normal" officeooo:rsid="005370d7" style:font-weight-asian="normal" style:font-weight-complex="normal"/>
    </style:style>
    <style:style style:name="T20" style:family="text">
      <style:text-properties fo:font-weight="normal" officeooo:rsid="005534ac" style:font-weight-asian="normal" style:font-weight-complex="normal"/>
    </style:style>
    <style:style style:name="T21" style:family="text">
      <style:text-properties fo:font-weight="normal" officeooo:rsid="0055a05a" style:font-weight-asian="normal" style:font-weight-complex="normal"/>
    </style:style>
    <style:style style:name="T22" style:family="text">
      <style:text-properties fo:font-weight="normal" officeooo:rsid="005e13fa" style:font-weight-asian="normal" style:font-weight-complex="normal"/>
    </style:style>
    <style:style style:name="T23" style:family="text">
      <style:text-properties fo:font-weight="normal" officeooo:rsid="005e9bc1" style:font-weight-asian="normal" style:font-weight-complex="normal"/>
    </style:style>
    <style:style style:name="T24" style:family="text">
      <style:text-properties fo:font-weight="normal" officeooo:rsid="00642a3f" style:font-weight-asian="normal" style:font-weight-complex="normal"/>
    </style:style>
    <style:style style:name="T25" style:family="text">
      <style:text-properties fo:font-weight="normal" officeooo:rsid="00647725" style:font-weight-asian="normal" style:font-weight-complex="normal"/>
    </style:style>
    <style:style style:name="T26" style:family="text">
      <style:text-properties officeooo:rsid="00049bf3"/>
    </style:style>
    <style:style style:name="T27" style:family="text">
      <style:text-properties officeooo:rsid="0004bf6a"/>
    </style:style>
    <style:style style:name="T28" style:family="text">
      <style:text-properties fo:font-weight="bold" style:font-weight-asian="bold" style:font-weight-complex="bold"/>
    </style:style>
    <style:style style:name="T29" style:family="text">
      <style:text-properties fo:font-weight="bold" officeooo:rsid="001d8ec1" style:font-weight-asian="bold" style:font-weight-complex="bold"/>
    </style:style>
    <style:style style:name="T30" style:family="text">
      <style:text-properties officeooo:rsid="00078032"/>
    </style:style>
    <style:style style:name="T31" style:family="text">
      <style:text-properties officeooo:rsid="000fa90a"/>
    </style:style>
    <style:style style:name="T32" style:family="text">
      <style:text-properties officeooo:rsid="00108d24"/>
    </style:style>
    <style:style style:name="T33" style:family="text">
      <style:text-properties officeooo:rsid="0015c62d"/>
    </style:style>
    <style:style style:name="T34" style:family="text">
      <style:text-properties officeooo:rsid="00237eb0"/>
    </style:style>
    <style:style style:name="T35" style:family="text">
      <style:text-properties officeooo:rsid="0029b183"/>
    </style:style>
    <style:style style:name="T36" style:family="text">
      <style:text-properties officeooo:rsid="0029c011"/>
    </style:style>
    <style:style style:name="T37" style:family="text">
      <style:text-properties officeooo:rsid="002b042e"/>
    </style:style>
    <style:style style:name="T38" style:family="text">
      <style:text-properties officeooo:rsid="002babce"/>
    </style:style>
    <style:style style:name="T39" style:family="text">
      <style:text-properties officeooo:rsid="002c7f59"/>
    </style:style>
    <style:style style:name="T40" style:family="text">
      <style:text-properties officeooo:rsid="002d2e5e"/>
    </style:style>
    <style:style style:name="T41" style:family="text">
      <style:text-properties officeooo:rsid="003e7f3c"/>
    </style:style>
    <style:style style:name="T42" style:family="text">
      <style:text-properties officeooo:rsid="0044c7a2"/>
    </style:style>
    <style:style style:name="T43" style:family="text">
      <style:text-properties officeooo:rsid="00466f6b"/>
    </style:style>
    <style:style style:name="T44" style:family="text">
      <style:text-properties officeooo:rsid="004a8324"/>
    </style:style>
    <style:style style:name="T45" style:family="text">
      <style:text-properties fo:font-size="16pt" style:font-size-asian="16pt" style:font-size-complex="16pt"/>
    </style:style>
    <style:style style:name="T46" style:family="text">
      <style:text-properties fo:font-size="12pt" style:font-size-asian="10.5pt" style:font-size-complex="12pt"/>
    </style:style>
    <style:style style:name="T47" style:family="text">
      <style:text-properties fo:font-size="12pt" fo:font-weight="normal" style:font-size-asian="10.5pt" style:font-weight-asian="normal" style:font-size-complex="12pt" style:font-weight-complex="normal"/>
    </style:style>
    <style:style style:name="T48" style:family="text">
      <style:text-properties officeooo:rsid="005931a6"/>
    </style:style>
    <style:style style:name="T49" style:family="text">
      <style:text-properties officeooo:rsid="0062467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Batteriologia</text:p>
      <text:p text:style-name="P152">Classi di icroorganismi:</text:p>
      <text:list text:style-name="L1">
        <text:list-item>
          <text:p text:style-name="P153">Batteri</text:p>
        </text:list-item>
        <text:list-item>
          <text:p text:style-name="P153">Virus</text:p>
        </text:list-item>
        <text:list-item>
          <text:p text:style-name="P153">Funghi</text:p>
        </text:list-item>
        <text:list-item>
          <text:p text:style-name="P153">Protozoi (non sono oggetto di studio della microbiologia).</text:p>
        </text:list-item>
      </text:list>
      <text:p text:style-name="P152">Batteri: procarioti.</text:p>
      <text:p text:style-name="P152">La maggior parte delle specie viventi sono procarioti. All’interno della classe dei procarioti si trova molta più variabilità rispetto a qualsiasi altra classe di organismi.</text:p>
      <text:p text:style-name="P152">Si stima il numero di specie batteriche in circa 10^12, <text:span text:style-name="T26">il loro numero si stima in circa 10^31.</text:span></text:p>
      <text:p text:style-name="P154">Nel corpo umano si trovano tantissimi batteri <text:span text:style-name="T27">che svolgono anche funzioni benefiche, come competere con le infezioni esogene proteggendoci da esse.</text:span></text:p>
      <text:p text:style-name="P155">La cellula batterica può contenere corpi inclusi, probabilmente riserve energetiche. È circondata da una membrana citoplasmatica che può presentare invaginazioni dette mesosomi. La membrana citoplasmatica è circondata da una parete. Olre la parete si può trovare una capsula, che non è sempre presente, si riconoscono batteri capsulati e batteri non capsulati. Altro elemento non sempre presente è il flagello, che rende il batterio capace di locomozione.</text:p>
      <text:p text:style-name="P155">Criteri di classificazione: </text:p>
      <text:list text:style-name="L2">
        <text:list-item>
          <text:p text:style-name="P156"><text:span text:style-name="T28">Proprietà tintoriali:</text:span> Colorazioni di Gram e Ziehl-Neelsen.</text:p>
        </text:list-item>
        <text:list-item>
          <text:p text:style-name="P133">Morfologia.</text:p>
        </text:list-item>
        <text:list-item>
          <text:p text:style-name="P133">Caretteri metabolici.</text:p>
        </text:list-item>
      </text:list>
      <text:p text:style-name="P134">Colorazione Gram:</text:p>
      <text:p text:style-name="P155">1° colorante: cristalvioletto.</text:p>
      <text:p text:style-name="P155">Mordenzante: soluzione a base di iodio.</text:p>
      <text:p text:style-name="P155">Decolorazione con miscela di alcol e acetone.</text:p>
      <text:p text:style-name="P155">2° Colorante: safranina, per colorare anche i batteri Gram-</text:p>
      <text:p text:style-name="P157">Nei batteri Gram+ la parete cellulare è molto spessa e ciò permette di ritenere la colorazione al cristalvioletto.</text:p>
      <text:p text:style-name="P157">I batteri Gram- hanno una parete più sottile che contiene una membrana esterna.</text:p>
      <text:p text:style-name="P157"/>
      <text:p text:style-name="P135">Colorazione Ziehl-Neelsen:</text:p>
      <text:p text:style-name="P157">I micobatteri contengono nella loro parete cere e lipidi che non li rendono colorabili con il metodo di Gram <text:span text:style-name="T30">(appaiono come Gram+) </text:span><text:span text:style-name="T32">(NdA appaiono come Gram+ perché la parete è impermeabile al decolorante a base alcolica della colorazione Gram)</text:span>. Nella colorazione Ziehl-Neelsen si usa un metodo di decolorazione acido più forte che decolora tutto tranne i micobatteri.</text:p>
      <text:p text:style-name="P157">1° colorante fucsina fenicata (rosso).</text:p>
      <text:p text:style-name="P157">2° colorante blu di metilene.</text:p>
      <text:p text:style-name="P157"/>
      <text:p text:style-name="P136">Morfologia:</text:p>
      <text:list text:style-name="L3">
        <text:list-item>
          <text:p text:style-name="P137">Cocchi:<text:span text:style-name="T1"> forma sferica. Quando si dividono possono rimanere aggregate, quando si osservano cocchi disposti a catenella si parla di </text:span>streptococchi<text:span text:style-name="T1">, </text:span><text:soft-page-break/><text:span text:style-name="T1">coppie di cocchi si dicono </text:span>diplococchi<text:span text:style-name="T1">, cocchi aggregati in ammassi o grappoli irregolari si chiamano </text:span>stafilococchi<text:span text:style-name="T1">.</text:span></text:p>
        </text:list-item>
        <text:list-item>
          <text:p text:style-name="P137">Bacilli:<text:span text:style-name="T1"> forma bastoncellare. Anche i bacilli possono rimanere aggregati, si parla quindi di </text:span>streptobacilli<text:span text:style-name="T1">. Un batterio che ha forma intermedia tra un cocco ed un bacillo si chiama </text:span>coccobacillo<text:span text:style-name="T1">.</text:span></text:p>
        </text:list-item>
        <text:list-item>
          <text:p text:style-name="P137">Spirilli(Vibrio, Spirillum, Spirochete):<text:span text:style-name="T1"> A spirale, il vibrio è molto corto, “a virgola”. </text:span><text:span text:style-name="T2">L</text:span><text:span text:style-name="T1">o spirillum è una spirale più lunga Gam+, lo spirochete è una spirale più lunga Gram-.</text:span></text:p>
        </text:list-item>
      </text:list>
      <text:p text:style-name="P158"/>
      <text:p text:style-name="P138">Batteri sporigeni:</text:p>
      <text:p text:style-name="P159">Di interesse medico 2 generi: genere <text:span text:style-name="T28">bacillus</text:span> e genere <text:span text:style-name="T28">clostridium. </text:span>Producono una spora quando si trovano in condizioni molto sfavorevoli, soprattutto carenza di nutrienti. Le spore sono molto reistenti anche ai disinfettanti, in alcuni casi si possono osservare anche le spore con la colorazione Gram, <text:span text:style-name="T30">si osserva una zona all’interno della cellula resistente alla colorazione (la spora che si sta formando)</text:span>.</text:p>
      <text:p text:style-name="P159"/>
      <text:p text:style-name="P139">Caratteri metabolici:</text:p>
      <text:list text:style-name="L4">
        <text:list-item>
          <text:p text:style-name="P160"><text:span text:style-name="T28">Batteri aerobi stretti: </text:span>Necessitano di ossigeno per svilupparsi e replicarsi.</text:p>
        </text:list-item>
        <text:list-item>
          <text:p text:style-name="P140">Anaerobi obbligati: <text:span text:style-name="T1">Non crescono in presenza di ossigeno.</text:span></text:p>
        </text:list-item>
        <text:list-item>
          <text:p text:style-name="P140">Aerobi/anaerobi facoltativi:<text:span text:style-name="T1"> Possono crescere sia in assenza che in presenza di ossigeno.</text:span></text:p>
        </text:list-item>
      </text:list>
      <text:p text:style-name="P161"/>
      <text:p text:style-name="P161"/>
      <text:p text:style-name="P162">Treponemi: Sono a spirale ma non sono classificati come Gram+ o Gram- perché sono molto sottili e non sono visibili al microscopio ottico, sono visibili al microscopio a contrasto di fase.</text:p>
      <text:p text:style-name="P162"/>
      <text:p text:style-name="P141">Citologia Batterica:</text:p>
      <text:p text:style-name="P141">Fimbrie o pili:<text:span text:style-name="T1"> Filamenti che sporgono dal batterio.</text:span></text:p>
      <text:p text:style-name="P142">Capsula: <text:span text:style-name="T1">Strato lasso generalmente di natura polisaccaridica, in alcuni casi di natura proteica. I carboidrati sono sostanza idrofiliche quindi la capsula protegge il batterio dall’essiccamento. Si trova indifferentemente su batteri Gram+ o Gram-, non si trova in tutti i batteri (non è indispensabile) si dividono i batteri in capsulati e non. Quando è sottile prende il nome di microcapsula, quando invece non è compatta ma ha margini sfrangiati si dice strato mucoso o glicocalice. Le capsule di batteri vicini possono fondersi, si possono avere aggregazioni di cellule batteriche in un’unica matrice capsulare (biofilm).</text:span></text:p>
      <text:p text:style-name="P163">Di solito i batteri patogeni sono capsulati in vivo.</text:p>
      <text:p text:style-name="P163">Metodi di visualizzazione della capsula: inchiostro di china, reazione di rigonfiamento capsulare di Neufeld.</text:p>
      <text:p text:style-name="P142">Funzioni della capsula:<text:span text:style-name="T1"> </text:span></text:p>
      <text:list text:style-name="L5">
        <text:list-item>
          <text:p text:style-name="P164">Accumulo di materiale energetico.</text:p>
        </text:list-item>
        <text:list-item>
          <text:p text:style-name="P164">Maggiore resistenza all’essiccamento.</text:p>
        </text:list-item>
        <text:list-item>
          <text:p text:style-name="P164"><text:soft-page-break/>Modifica l’aspetto delle colonie (colonie lisce con capsula presente o colonie ruvide senza capsula).</text:p>
        </text:list-item>
        <text:list-item>
          <text:p text:style-name="P164">Fattore di virulenza.</text:p>
        </text:list-item>
        <text:list-item>
          <text:p text:style-name="P164">Impedisce la penetrazione di farmaci.</text:p>
        </text:list-item>
        <text:list-item>
          <text:p text:style-name="P164">Protegge dalla fagocitosi (maschera i siti di legame per i recettori dei macrofagi).</text:p>
        </text:list-item>
        <text:list-item>
          <text:p text:style-name="P164">Adesione a superfici.</text:p>
        </text:list-item>
        <text:list-item>
          <text:p text:style-name="P164">Antigene (anticorpi anti-capsulari).</text:p>
        </text:list-item>
      </text:list>
      <text:p text:style-name="P163">All’interno dell stessa spece nella capsula si osserva una variabilità di composizione.</text:p>
      <text:p text:style-name="P163">Il biofilm consente di colonizzare superfici inerti.</text:p>
      <text:p text:style-name="P163"/>
      <text:p text:style-name="P142">Parete:<text:span text:style-name="T1"> Se privati della parete i batteri muoiono. Gli unici batteri privi di parete sono i micoplasmi.</text:span></text:p>
      <text:p text:style-name="P165">Costituita da catene di carboidrati concentriche a cui sono legati aminoacidi (peptidoglicano). È una struttura rigida. Si trovano fino a 40 strati di peptidoglicano nei batteri Gram+. Nei batteri Gram- invece si trovano solo 2-3 strati di peptidoglicano, tutti gli altri componenti sono organizzati a formare la membrana esterna. In entrambi i casi la funzione della parete è la stessa: proteggere i batteri dalla lisi per shock osmotico. Conferisce la forma ai batteri e ne determina le proprietà tintoriali, può contenere fattori di patogenicità batterica.</text:p>
      <text:p text:style-name="P165">L’unità strutturale del peptidoglicano batterico è costituito da due carboidrati azotati: N-acetilglucosamina e acido N-acetilmuramico (specifico dei batteri). Legame beta-1,4.</text:p>
      <text:p text:style-name="P165">Al NAM è legato un tetrapeptide, il legame tra polipeptidi avviene tra il 3° residuo di una catena e il 4° della successiva. L’ultimo aminoacido è una D-Alanina (per la composizione completa vedere slide). Nei gram+ si può trovare un ponte di pentaglicina che lega le catene polipeptidiche.</text:p>
      <text:p text:style-name="P165">Nei batteri Gram- in terza posizione è presente acido mesa-diammino-pimelico, nei Gram+ abbiamo invece lisina.</text:p>
      <text:p text:style-name="P143"><text:span text:style-name="T1">La differenza tra Gram+ e Gram- sta anche nel numero di legami crociati, più basso nei Gram- (minore compattezza).</text:span></text:p>
      <text:p text:style-name="P143">Sintesi del peptidoglicano:<text:span text:style-name="T1"> Sintesi del NAM a cui sono aggiunti gli aminoacidi, la D-Alanina deve essere sintetizzata perché non è normalmente presente, viene aggiunta anche in posizione 5 (pentapeptide), viene poi aggiunta l’N-acetilglucosamina. Il monomero viene trasportato all’esterno dal bactoprenolo. Una volta all’esterno si formano prima i legami tra glucidi e poi tra aminoacidi, una transpeptidasi rimuove la 5° D-alanina e lega il 3° residuo di una catena al 4° di quella vicina, si riduce così la catena peptidica ad un tetrapeptide.</text:span></text:p>
      <text:p text:style-name="P165">Antibiotici come la bacitracina inibiscono il recupero di bactoprenolo inibendo la sintesi di nuova parete.</text:p>
      <text:p text:style-name="P166">La cicloserina inibisce la trasformazione di L-Alanina in D-Alanina.</text:p>
      <text:p text:style-name="P166">La penicillina inibisce la transpeptidasi che crea i legami crociati tra catene peptidiche.</text:p>
      <text:p text:style-name="P166"/>
      <text:p text:style-name="P167"><text:soft-page-break/>Tra i componenti inseriti nello strato di peptidoglicano dei batteri Gram+ si trovano:</text:p>
      <text:list text:style-name="L6">
        <text:list-item>
          <text:p text:style-name="P168">Acidi teiocoici.</text:p>
        </text:list-item>
        <text:list-item>
          <text:p text:style-name="P168">Acidi lipoteicoici, che includono parti lipofile (costituite da un acido grasso) inserite nella membrana citoplasmatica.</text:p>
        </text:list-item>
        <text:list-item>
          <text:p text:style-name="P168">Carboidrati (es carboidrato C negli streptococchi).</text:p>
        </text:list-item>
        <text:list-item>
          <text:p text:style-name="P168">Proteine varie con varie funzioni.</text:p>
        </text:list-item>
      </text:list>
      <text:p text:style-name="P144">Parete dei Gram-:</text:p>
      <text:p text:style-name="P167">Fuori dalla membrana citoplasmatica si hanno pochi strati di peptidoglicano e una membrana esterna molto diversa dalla membrana citoplasmatica, in particolare lo strato interno del doppio strato fosfolipidico è formato da fosfolipidi come la membrana interna, lo strato esterno invece è formato da <text:span text:style-name="T28">lipopolisaccaride</text:span> (elemento fondamentale). Nella membrana esterna si trovano varie proteine, tra cui porine che permettono l’entrata di nutrienti <text:span text:style-name="T31">(altrimenti la membrana esterna sarebbe molto impermeabile) </text:span>e lipoproteine che la ancorano alla membrana citoplasmatica.</text:p>
      <text:p text:style-name="P169">Il lipopolisaccaride è anche chiamato <text:span text:style-name="T28">endotossina </text:span>perché ha effetti tossici, distinto dalle <text:span text:style-name="T28">esotossine</text:span> perché queste ultime non sono componente fondamentale della cellula batterica ma vengono sintetizzate all’interno e rilasciate successivamente. Essendo parte integrante della cellula batterica le endotossine vengono rilasciate solo quando la cellula batterica va incontro a lisi.</text:p>
      <text:p text:style-name="P169">Nella membrana esterna si trovano frequentemente porine, proteine canale trimeriche, e lipoproteine con funzione di ancoraggio della membrana esterna al peptidoglicano.</text:p>
      <text:p text:style-name="P170">La membrana esterna è una struttura impermeabile ed altamente selettiva per quanto riguarda le molecole che possono passare.</text:p>
      <text:p text:style-name="P170"/>
      <text:p text:style-name="P145">Porine: <text:span text:style-name="T1">Proteine aggregate a formare pori dedicati al passaggio di sostanze idrofiliche. Si ritrovano proteine </text:span>aspecifiche<text:span text:style-name="T1"> che permettono il passaggio di ampie classi di molecole e porine </text:span>specifiche<text:span text:style-name="T1">.</text:span></text:p>
      <text:p text:style-name="P170">Gli antibiotici o i farmaci antibatterici penetrano nella cellulla tramite le porine, uno dei meccanismi di antibiotico-resistenza è la modificazione delle porine che smettono di legare la molecola antibiotica.</text:p>
      <text:p text:style-name="P171">Le porine hanno importanca anche nell’adesione alle cellule dell’ospite, nell’invasività delle cellule dell’ospite e nell’attività citotossica.</text:p>
      <text:p text:style-name="P171"/>
      <text:p text:style-name="P146">Lipopolisaccaride:<text:span text:style-name="T1"> Costituito da tre porzioni, il </text:span>lipide A<text:span text:style-name="T1">, porzione lipidiche che sostituisce i fosfolipidi sulla membrana esterna, una parte centrale </text:span>core<text:span text:style-name="T1"> di natura polisaccaridica, ed una lunga catena di zuccheri chiamata </text:span>antigene O.</text:p>
      <text:list text:style-name="L7">
        <text:list-item>
          <text:p text:style-name="P172">Lipide A: glicofosfolipide, componente endotossica, interagisce tramite gruppi P con lipopolisaccaridi adiacenti.</text:p>
        </text:list-item>
        <text:list-item>
          <text:p text:style-name="P172">Core: Polisaccaride ramificato, 9-12 zuccheri, acido cheto-desossi-octonico e un eptoso.</text:p>
        </text:list-item>
        <text:list-item>
          <text:p text:style-name="P172">Antigene O: 50-100 ripetizioni di una unità da 4-7 zuccheri.</text:p>
        </text:list-item>
      </text:list>
      <text:p text:style-name="P146"><text:soft-page-break/><text:span text:style-name="T1">Es. di tossicità da lipopolisaccaride: meningite da meningococco. Il batterio libera vescicole (dette blebs) contenenti lipopolisaccaride, si può avere morte da infezione con meningococco senza neanche avere meningite, il rilascio di endotossina è sufficiente ad uccidere il paziente prima ancora che il patogeno raggiunga le meningi.</text:span></text:p>
      <text:p text:style-name="P173"/>
      <text:p text:style-name="P173">Siamo continuamente esosti a bassi livelli di endotossina (flora batterica) che però a bassi dosaggi ha funzione immunomodulatrice.</text:p>
      <text:p text:style-name="P173"/>
      <text:p text:style-name="P146">Effetti dell’endotossina:</text:p>
      <text:list text:style-name="L8">
        <text:list-item>
          <text:p text:style-name="P174">Effetto pirogeno.</text:p>
        </text:list-item>
        <text:list-item>
          <text:p text:style-name="P174">Attiva cellule che producono interleuchine (macrofagi, linfociti B, cellule endoteliali, piastrine, granulociti).</text:p>
        </text:list-item>
        <text:list-item>
          <text:p text:style-name="P174">Infiammazione.</text:p>
        </text:list-item>
        <text:list-item>
          <text:p text:style-name="P174">Vasodilatazione → ipotensione → shock.</text:p>
        </text:list-item>
        <text:list-item>
          <text:p text:style-name="P174">Attivazione del complemento.</text:p>
        </text:list-item>
        <text:list-item>
          <text:p text:style-name="P147"><text:span text:style-name="T1">Stimola la coagulazione (coagulazione intravasale disseminata, </text:span><text:span text:style-name="T3">segno caratteristico di infezione da Gram- (ad esempio discriminazione della meningite da meningococco da altri agenti che possono causare meningite, importante perché la terapia è diversa e deve essere applicata tempestivamente): </text:span><text:span text:style-name="T33">petecchie</text:span><text:span text:style-name="T1">).</text:span></text:p>
        </text:list-item>
      </text:list>
      <text:p text:style-name="P175">Si hanno questi effetti per tutte le infezioni da Gram- perché il lipide A risulta uguale.</text:p>
      <text:p text:style-name="P175"/>
      <text:p text:style-name="P148"><text:span text:style-name="T1">Esiste una classe di batteri privi di parete: i </text:span>micoplasmi<text:span text:style-name="T1">, da tenere presente perché sui micoplasmi non sono attivi tutti gli antibiotici che agiscono sulla sintesi del peptidoglicano.</text:span></text:p>
      <text:p text:style-name="P176"/>
      <text:p text:style-name="P148"><text:span text:style-name="T1">I </text:span>micobatteri<text:span text:style-name="T1"> hanno invece una parete con struttra peculiare in cui il peptidoglicano è legato covantemente con un polimero di arabinogalattano e circondato da uno strato di lipidi complessati con cere.</text:span></text:p>
      <text:p text:style-name="P148">Struttura della parete dei Micobatteri:</text:p>
      <text:p text:style-name="P176">Oarete ricca di lipidi e cere, esternamente alla membrana strato di peptidoglicano è presente lo strato di peptidoglicano con polisaccaridi a lunga catena come arabino galattani, lipoarabinomannani e lipomannani che agiscono da ponte tra peptidoglicano e micomembrana. Strato interno composto da acidi micolici e strato esterno costituito da clicolipidi e lipidi fenolici.</text:p>
      <text:p text:style-name="P176">Si replicano molto lentamente.</text:p>
      <text:p text:style-name="P176">Es. tubercolosi, lebbra.</text:p>
      <text:p text:style-name="P148">Membrana citoplasmatica: <text:span text:style-name="T1">composta da proteine, lipidi e carboidrati. Permeabilità altamente selettiva. Non sono presenti steroli, sostituiti da terpenoidi con la stessa funzione di stabilizzazione.</text:span></text:p>
      <text:p text:style-name="P176">Rispetto alle cellule eucariotiche abbiamo le seguenti funzioni aggiuntive: </text:p>
      <text:list text:style-name="L9">
        <text:list-item>
          <text:p text:style-name="P177">Sito di ancoraggio per proteine coinvolte anche in reazioni bioenergetiche.</text:p>
        </text:list-item>
        <text:list-item>
          <text:p text:style-name="P177"><text:soft-page-break/>Sito di conservazione energetica (forza motrice protonica).</text:p>
        </text:list-item>
        <text:list-item>
          <text:p text:style-name="P177">Segrega i cromosomi.</text:p>
        </text:list-item>
        <text:list-item>
          <text:p text:style-name="P177">Sede di proteine coinvolte nella sintesi del peptidoglicano e nella trasduzione del segnale.</text:p>
        </text:list-item>
      </text:list>
      <text:p text:style-name="P176">(NdA qualcosa di questo ce l’hanno anche le membrane eucariotiche).</text:p>
      <text:p text:style-name="P176"/>
      <text:p text:style-name="P148">Mesosomi: <text:span text:style-name="T1">Invaginazioni pluristratificate della membrana, funzioni varie nella divisione cellulare (legame di materiale genetico, mesosomi settali). Respirazione cellulare (mesosomi respiratori). Biosintesi di componenti della parete (mesosomi biosintetici).</text:span></text:p>
      <text:p text:style-name="P176"/>
      <text:p text:style-name="P149">Nucleoide: <text:span text:style-name="T1">Genoma batterico addensato, enzimi necessari alla duplicazione e alla trascrizione del DNA, a volte corpi inclusi.</text:span></text:p>
      <text:p text:style-name="P178"/>
      <text:p text:style-name="P149">Citoplasma:<text:span text:style-name="T1"> </text:span></text:p>
      <text:list text:style-name="L10">
        <text:list-item>
          <text:p text:style-name="P179">Cromosoma: Singolo, circolare, doppio filamento.</text:p>
        </text:list-item>
        <text:list-item>
          <text:p text:style-name="P179">Ribosomi: Fanno la sintesi proteica.</text:p>
        </text:list-item>
        <text:list-item>
          <text:p text:style-name="P179">Granuli: Riserva energetica.</text:p>
        </text:list-item>
      </text:list>
      <text:p text:style-name="P149">Ribosomi batterici:<text:span text:style-name="T1"> Differenti da quelli eucariotici, differenze importatni che rende possible sviluppare farmaci selettivi.</text:span></text:p>
      <text:p text:style-name="P149">Cromosoma batterico:<text:span text:style-name="T1"> Circolare, si può trovare aperto in caso di rottura oppure superavvolto. A seconda della specie è grande 1000-5000 kbp. Non è diploide. Presenti sequenze codificanti su entrambi i filamenti. In genere geni che codificano per proteine con funzioni correlate sono vicini (operoni). Non ci sono introni.</text:span></text:p>
      <text:p text:style-name="P178">Si possono avere frammenti di DNA extracromosomiali detti plasmidi, sono generalmente molto più piccoli, dotati di replicazione autonoma e non hanno analogia di sequenza con il DNA genomico, alcuni presentano regioni di omologia e possono quindi integrarsi nel genoma (episomi). Alcuni plasmidi possono essere trasferiti tra batteri aumentando la variabilità genetica dei batteri.</text:p>
      <text:p text:style-name="P178">Sul plasmide si possono avere geni che codificano per tossine, fattori di resistenza agli antibiotici, o altro.</text:p>
      <text:p text:style-name="P149">Flagello: <text:span text:style-name="T1">Non sempre presente, responsabile della locomozione. Costituito da tre componenti: </text:span></text:p>
      <text:list text:style-name="L11">
        <text:list-item>
          <text:p text:style-name="P180">Filamento: elicoidale, all’esterno, formato dalla proteina flagellina. Composizione specie-specifica.</text:p>
        </text:list-item>
        <text:list-item>
          <text:p text:style-name="P180">Uncino: Membrana ricurva (guaina).</text:p>
        </text:list-item>
        <text:list-item>
          <text:p text:style-name="P150"><text:span text:style-name="T1">Corpo basale: Fissa il flagello alla membrana e fornisce energia per il movimento. Costituito da una serie di anelli, 4 nei Gram- </text:span><text:span text:style-name="T4">(LPS, peptidoglicano, parete, membrana)</text:span><text:span text:style-name="T1">, 2 nei Gram+ </text:span><text:span text:style-name="T4">(parete, membrana)</text:span><text:span text:style-name="T1">.</text:span></text:p>
        </text:list-item>
      </text:list>
      <text:p text:style-name="P178"/>
      <text:p text:style-name="P181">I flagelli possono essere in numero variabile:</text:p>
      <text:list text:style-name="L12">
        <text:list-item>
          <text:p text:style-name="P182">Monotrichi: 1 flagello.</text:p>
        </text:list-item>
        <text:list-item>
          <text:p text:style-name="P182">Lofotrichi: Più flagelli in posizione terminale.</text:p>
        </text:list-item>
        <text:list-item>
          <text:p text:style-name="P182">Peritrichi: Flagelli distribuiti su tutta la superficie.</text:p>
        </text:list-item>
      </text:list>
      <text:p text:style-name="P181"><text:soft-page-break/></text:p>
      <text:p text:style-name="P151">Come fanno i batteri a muoversi e cambiare direzione?</text:p>
      <text:p text:style-name="P183">Consideriamo i batteri peritrichi: quando devono andare in una certa direzione si spostano tutti i flagelli dalla parte opposta e ruotano in senso antiorario, quando deve cambiare direzione i flagelli si riorganizzano dall’altra parte e di nuove per rotazione antioraria fanno spostare il bacillo nella direzione opposta.</text:p>
      <text:p text:style-name="P183">I batteri con flagelli polari (monotrichi e lofotrichi) non possono spostare il/i flagello/i ma invertono il suo senso di rotazione.</text:p>
      <text:p text:style-name="P183"/>
      <text:p text:style-name="P183">La presenza di un flagello è un fattore importante, spesso la mobilità è un importante fattore della patogenicità (es. Helicobacter Pylori).</text:p>
      <text:p text:style-name="P183">Il movimento non avviene a caso ma seguendo uno stimolo chimico o luminoso esterno (chemotassi o fototassi).</text:p>
      <text:p text:style-name="P183">Lo stimolo può essere positivo (attrae il batterio) oppure negativo (repelle il batterio). In assenza di stimoli il movimento è casuale. </text:p>
      <text:p text:style-name="P183">La presenza di flagelli, come già detto, influenza la patogenicità in molti modi:</text:p>
      <text:list text:style-name="L13">
        <text:list-item>
          <text:p text:style-name="P184">H. Pylori ha la capacità di attraversare il muco gastrico.</text:p>
        </text:list-item>
        <text:list-item>
          <text:p text:style-name="P184">E. Coli puù migrare verso le vie urinare.</text:p>
        </text:list-item>
        <text:list-item>
          <text:p text:style-name="P184">Altri batteri possono migrare verso il circolo ematico oppure essere facilitati nell’invasione cellulare e nell’adesione a superfici.</text:p>
        </text:list-item>
      </text:list>
      <text:p text:style-name="P183"/>
      <text:p text:style-name="P151"><text:span text:style-name="T1">Oltre ai flagelli si trovano ulteriori appendici: </text:span>fimbrie o pili</text:p>
      <text:p text:style-name="P183">Costituite da proteine chiamate piline, non hanno ruolo nel movimento ma sono coinvolte nell’adesione e nell’ancoraggio (anch’esse importanti nella patogenicità). es. gonococco che lega le cellule della mucosa genitale, i gonococchi privati delle fimbrie non sono più in grado di dare malattia.</text:p>
      <text:p text:style-name="P185">FINE DELLA CITOLOGIA BATTERICA (ARGOMENTO FONDAMENTALE DELLA PROVA IN ITINERE).</text:p>
      <text:p text:style-name="P186">Riproduzione e crescita dei batteri</text:p>
      <text:p text:style-name="P1">Avviene per scissione binaria (asessuata): una cellula madre si divide in due cellule figlie identiche alla madre.</text:p>
      <text:p text:style-name="P1">Prima della divisione il cromosoma è legato al mesosoma settale ed inizia a duplicarsi, nel frattempo in posizione centrale si forma un setto, le due copie del cromosoma si spostano in direzioni opposte, il setto si va a chiudere e le cellule figlie si separano.</text:p>
      <text:p text:style-name="P71">Tempo di generazione: <text:span text:style-name="T1">tempo necessario ad una cellula per replicarsi. es. Germi comuni come E. Coli: 20 minuti. Batteri a lenta crescita come i micobatteri: 20 h.</text:span></text:p>
      <text:p text:style-name="P1">Il cromosoma di E.Coli però si duplica in 40 min, come è possibilie? Il cromosoma già mentre è ancora parzialmente replicato prima della divisione già inizia un’altra replicazione.</text:p>
      <text:p text:style-name="P1"/>
      <text:p text:style-name="P1">(omissis: basi di genetica, la replicazione del DNA è semiconservativa, ecc…)</text:p>
      <text:p text:style-name="P1"/>
      <text:p text:style-name="P1"><text:soft-page-break/>Le forcelle replicative si formano lungo tutto il genoma (multiple origini di replicazione) ed operano contemporaneamente.</text:p>
      <text:p text:style-name="P1">La crescita dei batteri non è solo esponenziale, si divide in varie fasi.</text:p>
      <text:list text:style-name="L14">
        <text:list-item>
          <text:p text:style-name="P72">Fase di Latenza<text:span text:style-name="T1">: </text:span><text:span text:style-name="T5">Praticamente assenza di crescita.</text:span></text:p>
        </text:list-item>
        <text:list-item>
          <text:p text:style-name="P72">Fase Esponenziale<text:span text:style-name="T1">: </text:span><text:span text:style-name="T5">Massima attività replicativa.</text:span></text:p>
        </text:list-item>
        <text:list-item>
          <text:p text:style-name="P72">Fase Stazionaria<text:span text:style-name="T1">: </text:span><text:span text:style-name="T5">Il numero di cellule batteriche rimane costante.</text:span></text:p>
        </text:list-item>
        <text:list-item>
          <text:p text:style-name="P72">Fase di Morte<text:span text:style-name="T1">: </text:span><text:span text:style-name="T5">Le cellule vanno incontro a morte.</text:span></text:p>
        </text:list-item>
      </text:list>
      <text:p text:style-name="P2"/>
      <text:p text:style-name="P73">Fase di Latenza</text:p>
      <text:p text:style-name="P3">Una volta inoculati i batteri in un terreno fresco non iniziano subito a crescere, devono adattarsi al terreno ed esprimere gli enzimi necessari ad utilizzare i nutrienti del terreno. Per non avere latenza bisognerebbe usare lo stesso terreno di provenienza e prelevare i batteri da una coltura in fase esponenziale.</text:p>
      <text:p text:style-name="P3"/>
      <text:p text:style-name="P73">Fase Esponenziale</text:p>
      <text:p text:style-name="P3">Il numero di batteri raddoppia ogni tempo di generazione, la velocità può essere condizionata dalle caratteristiche del terreno ed ambientali.</text:p>
      <text:p text:style-name="P3"/>
      <text:p text:style-name="P73">Fase Stazionaria</text:p>
      <text:p text:style-name="P3">In un sistema chiuso la crescita esponenziale non può continuare indefinitamente, è limitata dall’esaurimento delle risorse o dall’accumulo di sostanze di scarto.</text:p>
      <text:p text:style-name="P3">I batteri sporigeni quando finiscono i nutrienti invece di andare incontro a morte si trasformano in spore.</text:p>
      <text:p text:style-name="P3"/>
      <text:p text:style-name="P73">Fase di Morte</text:p>
      <text:p text:style-name="P3">Se si lascia incubare la coltura dopo la fase stazionari i batteri muoiono, in alcuni casi vanno incontro a lisi, in altri rimangono cellule intere ma non più vitali.</text:p>
      <text:p text:style-name="P3"/>
      <text:p text:style-name="P3">Per mantenere le colture in fase esponenziale si usa un apparato chiamato <text:span text:style-name="T28">che</text:span><text:span text:style-name="T29">m</text:span><text:span text:style-name="T28">ostato</text:span> con un contenitore in cui proliferano i batteri e nel quale viene continuamente aggiunto terreno mentre altro terreno viene scaricato.</text:p>
      <text:p text:style-name="P3"/>
      <text:p text:style-name="P74">Conta Batterica:</text:p>
      <text:p text:style-name="P4">Si usano vetrini speciali con “camere di conta”. Non è possibile distinguere i batteri vivi da quelli morti.</text:p>
      <text:p text:style-name="P4">Per contare i batteri vivi (unità formanti colonie) si prende un campione e si diluisce a vari livelli. Si seminano le preparazioni diluite su piastre solide e si contano le colonie formate. Le colonie devono essere distanziate in modo da essere sicuri che ogni colonia sia dovuta ad un singolo batterio, ecco perché la diluizione.</text:p>
      <text:p text:style-name="P4">Un terzo metodo è contare la massa cellulare misurando la torbidità (spettrofotometro).</text:p>
      <text:p text:style-name="P4">(Si potrebbe anche misurare il peso secco facendo asciugare la massa ottenuta per centrifugazione.)</text:p>
      <text:p text:style-name="P4"><text:soft-page-break/>Si tratta ancora una volta di conta totale perché le cellule morte se non si lisano contribuiscono alla torbidità.</text:p>
      <text:p text:style-name="P4"/>
      <text:p text:style-name="P75">Di cosa ha bisogno un batterio per crescere?</text:p>
      <text:p text:style-name="P5">Sostanze nutritive che servono al metabolismo energetico (produzione di ATP) ed al metabolismo biosintetico (sintesi dei componenti della cellula batterica).</text:p>
      <text:p text:style-name="P75">Vie metaboliche usate dai batteri per produrre energia:</text:p>
      <text:p text:style-name="P75">Fermentazione<text:span text:style-name="T1">: avviene in assenza di ossigeno, i substrati possono esseri carboidrati, proteine o acidi organici. Processo veloce ma poco efficiente (lo stesso substrato metabolizzato in presenza di ossigeno genera molto più ATP).</text:span></text:p>
      <text:p text:style-name="P75">Respirazione:<text:span text:style-name="T1"> Richiede ossigeno, più efficiente.</text:span></text:p>
      <text:p text:style-name="P75">Fotosintesi:<text:span text:style-name="T1"> Non di interesse medico.</text:span></text:p>
      <text:p text:style-name="P5"/>
      <text:p text:style-name="P75">Acqua:<text:span text:style-name="T1"> Solvente fondamentale, alcuni batteri possono sopravvivere in mancanza di acqua, sono i batteri sporigeni.</text:span></text:p>
      <text:p text:style-name="P5"/>
      <text:p text:style-name="P75"><text:span text:style-name="T1"><text:tab/></text:span>Macroelementi</text:p>
      <text:p text:style-name="P75"><text:span text:style-name="T1"><text:s/></text:span>Fonte di Carbonio<text:span text:style-name="T1">: I batteri si dividono in autotrofi se possono utilizzare carbonio inorganico o eterotrofi se devono usare carbonio di origine organica.</text:span></text:p>
      <text:p text:style-name="P75">Fonte di Azoto<text:span text:style-name="T1">: possono usare varie forme, sia organico che inorganico, alcuni addirittura atmosferico.</text:span></text:p>
      <text:p text:style-name="P75">Ossigeno<text:span text:style-name="T1">: esigenza variabile a seconda delle specie di batteri, alcuni ne hanno bisogno, per alcuni è tossico, altri possono vivere con o senza.</text:span></text:p>
      <text:p text:style-name="P75">Fosforo<text:span text:style-name="T1">: componente degli acidi nucleici e dei fosfolipidi.</text:span></text:p>
      <text:p text:style-name="P75">Zolfo<text:span text:style-name="T1">: componente di alcuni aminoacidi.</text:span></text:p>
      <text:p text:style-name="P75">Altri<text:span text:style-name="T1"> </text:span>elementi<text:span text:style-name="T1">: K, Mg, Ca, Na.</text:span></text:p>
      <text:p text:style-name="P75">Fattori<text:span text:style-name="T1"> </text:span>organici<text:span text:style-name="T1"> </text:span>di<text:span text:style-name="T1"> </text:span>crescita<text:span text:style-name="T1">: fattori indispensabili alla crescita del batterio ma che il batterio non può sintetizzare.</text:span></text:p>
      <text:p text:style-name="P5"/>
      <text:p text:style-name="P5">Oltre alle sostanza presenti i batteri dipendono dalle caratteristiche ambientali come la temperatura o il pH.</text:p>
      <text:p text:style-name="P5"/>
      <text:p text:style-name="P75">Batteri anaerobi:</text:p>
      <text:p text:style-name="P5">Non sono dotati di catena di trasporto degli elettroni, non possono utilizzare l’ossigeno come accettore finale di elettroni. Si dividono in </text:p>
      <text:list text:style-name="L15">
        <text:list-item>
          <text:p text:style-name="P6"><text:span text:style-name="T28">Anaerobi tolleranti (facoltativi)</text:span>: tollerano la presenza di ossigeno perché riescono a detossificare i suoi prodotti dannosi, non lo usano tuttavia per il metabolismo.</text:p>
        </text:list-item>
        <text:list-item>
          <text:p text:style-name="P6"><text:span text:style-name="T28">Anaerobi obbligati o stretti</text:span>: Non sono capaci di detossificare le specie prodotte dall’ossigeno, non proliferano con pO2 &gt; 10^-2.</text:p>
        </text:list-item>
      </text:list>
      <text:p text:style-name="P5"/>
      <text:p text:style-name="P75">Batteri aerobi:</text:p>
      <text:p text:style-name="P5">Hanno catena respiratoria, usano l’ossigeno come acettore finale di elettroni.</text:p>
      <text:list text:style-name="L16">
        <text:list-item>
          <text:p text:style-name="P7"><text:span text:style-name="T28">Aerobi stretti: </text:span>Ossigeno indispensabile per la loro crescita.</text:p>
        </text:list-item>
        <text:list-item>
          <text:p text:style-name="P76"><text:soft-page-break/>Aerobi facoltativi:<text:span text:style-name="T1"> In presenza di ossigeno usano la respirazione, in sua assenza proliferano ma usano la fermentazione.</text:span></text:p>
        </text:list-item>
        <text:list-item>
          <text:p text:style-name="P76">Microaerofili:<text:span text:style-name="T1"> Usano l’ossigeno ma hanno bisogno di una concentrazione più bassa rispetto a quella atmosferica.</text:span></text:p>
        </text:list-item>
      </text:list>
      <text:p text:style-name="P5"/>
      <text:p text:style-name="P8">Sulla base del range di pH a cui crescono i batteri si classificano:</text:p>
      <text:list text:style-name="L17">
        <text:list-item>
          <text:p text:style-name="P9">Acidofili</text:p>
        </text:list-item>
        <text:list-item>
          <text:p text:style-name="P77"><text:span text:style-name="T1">Neutrofili</text:span></text:p>
        </text:list-item>
        <text:list-item>
          <text:p text:style-name="P9">Alcalofili</text:p>
        </text:list-item>
      </text:list>
      <text:p text:style-name="P8">La maggior parte dei batteri di interesse medico sono neutrofili, ma si incontrano anche alcalofili come il vibrio cholerae.</text:p>
      <text:p text:style-name="P8">In base alla temperatura si classificano:</text:p>
      <text:list text:style-name="L18">
        <text:list-item>
          <text:p text:style-name="P10">Mesofili (vicino a 37°C)</text:p>
        </text:list-item>
        <text:list-item>
          <text:p text:style-name="P10">Termofili (45-70°C)</text:p>
        </text:list-item>
        <text:list-item>
          <text:p text:style-name="P10">Ipertermofili (&gt; 80°C)</text:p>
        </text:list-item>
        <text:list-item>
          <text:p text:style-name="P10">Psicrotrofi (10-15°C)</text:p>
        </text:list-item>
        <text:list-item>
          <text:p text:style-name="P10">Psicrofili (intorno a 0°C)</text:p>
        </text:list-item>
      </text:list>
      <text:p text:style-name="P8"/>
      <text:p text:style-name="P78">Attività dell’acqua</text:p>
      <text:list text:style-name="L19">
        <text:list-item>
          <text:p text:style-name="P11">Alofili (concentrazioni saline 1-30%)</text:p>
        </text:list-item>
        <text:list-item>
          <text:p text:style-name="P11">Alotolleranti (crescono anche senza sale ma tollerano basse concentrazioni).</text:p>
        </text:list-item>
      </text:list>
      <text:p text:style-name="P12"/>
      <text:p text:style-name="P79">Come si coltivano i batteri:</text:p>
      <text:p text:style-name="P13">Si cerca di ottenere la riproduzione dei microorganismi in un ambiente artificiale, fornendo loro le sostanze nutritive necessarie e le condizioni ambientali adatte.</text:p>
      <text:p text:style-name="P13">Il terreno di coltura ovviamente deve essere sterile.</text:p>
      <text:p text:style-name="P13"/>
      <text:p text:style-name="P13">I terreni di coltura si classificano in base a:</text:p>
      <text:p text:style-name="P13">Composizione chimica:</text:p>
      <text:list text:style-name="L20">
        <text:list-item>
          <text:p text:style-name="P14"><text:span text:style-name="T28">Organici</text:span> <text:span text:style-name="T28">complessi</text:span> (naturali). <text:span text:style-name="T34">Es. estratto di lievito, infuso di cervello, ecc… Usati per l’isolamento di germi esigenti.</text:span></text:p>
        </text:list-item>
        <text:list-item>
          <text:p text:style-name="P14"><text:span text:style-name="T28">Sintetici</text:span> (composizione nota).</text:p>
        </text:list-item>
      </text:list>
      <text:p text:style-name="P13">Stato fisico:</text:p>
      <text:list text:style-name="L21">
        <text:list-item>
          <text:p text:style-name="P15"><text:span text:style-name="T28">Liquido</text:span>. <text:span text:style-name="T34">Limpidi quando sono sterili, evidenziano la crescita batterica tramite intorbidimento. Es. infuso di cuore e cervello.</text:span></text:p>
        </text:list-item>
        <text:list-item>
          <text:p text:style-name="P15"><text:span text:style-name="T28">Solido</text:span> (contiene agar). <text:span text:style-name="T34">Consistenza ottenuta tramite aggiunta di agar. es. agar-sangue, agar-cioccolato (agar-sangue trattato ad 80°C* per indurre la lisi dei globuli rossi, è più nutriente e permette la crescita di germi più esigenti). Permettono isolamento in coltura pura e osservare morfologia delle colonie.</text:span></text:p>
        </text:list-item>
      </text:list>
      <text:p text:style-name="P17">*I terreni sono solitamente sterilizzati in autoclave, le eventuali sostanze non termoresistenti (es. sangue o antibiotici) sono aggiunte dopo il trattamento termico.</text:p>
      <text:p text:style-name="P13">Prestazioni:</text:p>
      <text:list text:style-name="L22">
        <text:list-item>
          <text:p text:style-name="P80">Nutrizionali</text:p>
        </text:list-item>
        <text:list-item>
          <text:p text:style-name="P16"><text:soft-page-break/><text:span text:style-name="T28">Selettivi</text:span>. <text:span text:style-name="T34">Sono terreni che selezionano e permettono la crescita solo di alcune specie batteriche, nel terreno è stato aggiunto un agente inibitorio per i batteri che non voglio isolare (selezione negativa). Es. agar sale-mannite (7.5% NaCl, solo gli stafilococchi possono crescere a queste concentrazioni). Agar MacConkey, contiene sali biliari che inibiscono la crescita della maggior parte dei batteri Gram+ (selettivo per isolare Gram-), agar Thayer Martin (agar cioccolato con aggiunta di antibiotici, gli unici a crescere sono neisserie). Gli esempi sono tutti solidi ma i terreni selettivi possono anche essere liquidi.</text:span></text:p>
        </text:list-item>
        <text:list-item>
          <text:p text:style-name="P16"><text:span text:style-name="T28">Differenziali</text:span>. <text:span text:style-name="T34">Permettono alle colonie di un dato batterio di essere riconosciute a prima vista, es. agar sale-mannite che contiene un indicatore di pH, crescono solo stafilococchi. Il tessuto cambia colore solo attorno alle colonie di S. aureus che fermenta la mannite. Agar MacConkey, seleziona enterobatteri contiene lattosio ed indicatore di pH, discrimina chi fermenta il lattosio (acidificazione) e chi non lo fa.</text:span></text:p>
        </text:list-item>
        <text:list-item>
          <text:p text:style-name="P80">Arricchimento.<text:span text:style-name="T1"> </text:span><text:span text:style-name="T6">Ha lo scopo di arricchire il numero di batteri che si vogliono isolare. Il terreno di arricchimento è sempre liquido. es. se voglio indagare una sospetta salmonellosi devo analizzare un campione di feci (non sono commensali, sono presenti solo in caso di malattia). Potrebbero essere troppo pochi per essere visti nella coltura su piastra, si usa allor ail terreno al selenito che allunga la fase di latenza dei batteri commensali, dopo un’incubazione di 6-8h si può seminare su terreno solido perché la coltura si è arricchita della specie di interesse. </text:span><text:span text:style-name="T7">Rimangono comunque altre colonie. Se si aspetta troppo anche i batteri commensali vanno in fase esponenziale e non si vede nulla comunque.</text:span></text:p>
        </text:list-item>
      </text:list>
      <text:p text:style-name="P13"/>
      <text:p text:style-name="P17">Nella semina su piastra solida si usa una tecnica particolare (vedi slide) per ottenere su una porzione della piastra una patina di crescita batterica ed in un’altra colonie isolate.</text:p>
      <text:p text:style-name="P17">In laboratorio più che di crescita si parla di unità formante colonia.</text:p>
      <text:p text:style-name="P18">Le piastre si incubano al contrario per evitare condensa.</text:p>
      <text:p text:style-name="P81">Coltivazione degli anaerobi obbligati<text:span text:style-name="T1"> Bisogna utilizzare contenitori o buste chiusi in cui si immettono sostanze riducenti che riducono l’ossigeno presente. La manipolazione avviene in camere specializzate con atmosfera priva di ossigeno.</text:span></text:p>
      <text:p text:style-name="P18"/>
      <text:p text:style-name="P82">La spora batterica</text:p>
      <text:p text:style-name="P19">Da non confondere con le spore fungine, che sono elementi replicativi. Nei batteri la spora non ha ruolo nellla replicazione ma rappresenta una cellula particolare in cui si trasformano alcuni batteri (sporigeni) in condizioni avverse, è quindi una struttura che permette al batterio di sopravvivere in condizioni ambientali sfavorevoli. Dal punto di vista metabolico è una struttura quiescente e intattiva. <text:span text:style-name="T35">I generi di batteri sporigeni che ci possono infettare sono Bacillus e Clostridium. I bacilli sono Gram+ aerobi, i clostridi sono Gram- sempre a forma bacillare, anaerobi stretti </text:span><text:span text:style-name="T36">(es. Clostridium tetani, che prolifera nelle ferite lacero contuse con compressione dei vasi quindi si genera un ambiente anaerobico. In queste </text:span><text:soft-page-break/><text:span text:style-name="T36">condizioni le spore di tetano possono proliferare e tornare alla fase metabolicamente attiva che produce tossina dannosa per il sistema nervoso centrale)</text:span><text:span text:style-name="T35">.</text:span></text:p>
      <text:p text:style-name="P20">Al microscopio durante la formazione della spora si osserva la caratteristica forma a “bacchetta di tamburo” quando il diametro della spora supera lo spessore del bacillo.</text:p>
      <text:p text:style-name="P21">Nella spora si hanno vari strati di protezione. È la forma microbica più resistente in assoluto, <text:span text:style-name="T37">spesso resiste ai disinfettanti.</text:span></text:p>
      <text:p text:style-name="P22">La spora si forma dentro la cellula vegetativa (ha una fase di endospora). La spora essendo metabolicamente inattiva non contiene RNA.</text:p>
      <text:p text:style-name="P22">Clostridium botulinum non prolifera nel corpo ma uccide per ingestione della tossina preformata nel cibo.</text:p>
      <text:p text:style-name="P22">Nel botulismo la paralisi è flaccida, nel tetano è spastica, in entrambe le patologie la morte insorge quando la paralisi interessa i muscoli respiratori.</text:p>
      <text:p text:style-name="P22">La conversione da spora a forma metabolicamente attiva si chiamano<text:span text:style-name="T28"> germinazione</text:span> ed<text:span text:style-name="T28"> esocrescita, </text:span>la conversione da batterio a spora si chaima <text:span text:style-name="T28">sporificazione</text:span> o <text:span text:style-name="T28">sporulazione</text:span>.</text:p>
      <text:p text:style-name="P83"/>
      <text:p text:style-name="P83">Struttura della spora:</text:p>
      <text:list text:style-name="L23">
        <text:list-item>
          <text:p text:style-name="P23">Core: <text:span text:style-name="T39">Anche detto protoplasto, contiene una copia del genoma, ribosomi, materiali di riserva energetica. Privo di acqua, la funzione di stabilizzazione delle macromolecole è sostituita dall’acido dipicolinico complessato con ioni calcio (dipicolinato di calcio). </text:span><text:span text:style-name="T40">L’acido dipicolinico in natura è stato osservato solo nelle spore.</text:span></text:p>
        </text:list-item>
        <text:list-item>
          <text:p text:style-name="P23">Membrana interna</text:p>
        </text:list-item>
        <text:list-item>
          <text:p text:style-name="P23">Parete della spora: <text:span text:style-name="T39">peptidoglicano uguale alla parete batterica, fa da primer per la ricostruzione della parete.</text:span></text:p>
        </text:list-item>
        <text:list-item>
          <text:p text:style-name="P23">Corteccia: <text:span text:style-name="T38">Peptidoglicano un po’ più lasso di quello cellulare, può rimuovere acqua dal protoplasto </text:span><text:span text:style-name="T39">(l’interno della spora)</text:span><text:span text:style-name="T38"> tramite osmosi, fornisce protezione dai danni da calore e irradiazione.</text:span></text:p>
        </text:list-item>
        <text:list-item>
          <text:p text:style-name="P23">Membrana esterna</text:p>
        </text:list-item>
        <text:list-item>
          <text:p text:style-name="P23">Rivestimento proteico <text:span text:style-name="T38">(tuniche sporali)</text:span>: <text:span text:style-name="T38">Spessa struttura composta da strati proteici, dal 30 al 60% del peso secco della spora. Tanta cisteina quindi tanti ponti disolfuro. Tanti aminoacidi idrofobi.</text:span> </text:p>
        </text:list-item>
        <text:list-item>
          <text:p text:style-name="P23">Esosporio: <text:span text:style-name="T38">Strato lasso che circonda la spora, ruolo non chiaro.</text:span></text:p>
        </text:list-item>
      </text:list>
      <text:p text:style-name="P22">Forma e posizione della spora all’interno della cellula variano da specie a specie e possono avere interesse diagnostico (vedi slide). La spora alla colorazione di Gram rimane incolore.</text:p>
      <text:p text:style-name="P24">La spora per germinare deve essere attivata, in natura l’attivazione è ottenuta con l’invecchiamento, la spora che invecchia perde compattezza negli strati esterni. In laboratorio la spora può essere attivata con trattamento ad alta temperatura.</text:p>
      <text:p text:style-name="P24"/>
      <text:p text:style-name="P84">Fasi della sporificazione:</text:p>
      <text:p text:style-name="P25"><text:soft-page-break/>Viene attivata da fattori che prendono il nome di fattori di differenziamento extracellulare.</text:p>
      <text:list text:style-name="L24">
        <text:list-item>
          <text:p text:style-name="P26">Si forma in filamento assiale costituito da materiale genetico.</text:p>
        </text:list-item>
        <text:list-item>
          <text:p text:style-name="P85"><text:span text:style-name="T1">Si inizia a formare il setto come nella replicazione batterica. </text:span><text:span text:style-name="T8">Nel caso della produzione della spora il setto è asimmetrico.</text:span></text:p>
        </text:list-item>
        <text:list-item>
          <text:p text:style-name="P27">Il setto continua a crescere ed ingloba in una seconda membrana la spora immatura. Il processo diventa irreversibile.</text:p>
        </text:list-item>
        <text:list-item>
          <text:p text:style-name="P27">Si forma la corteccia, si ha la disidratazione del protoblasto, accumulo di calcio e acido dipicolinico.</text:p>
        </text:list-item>
        <text:list-item>
          <text:p text:style-name="P28">Intorno alla corteccia si accumulano strati proteici (tunica).</text:p>
        </text:list-item>
        <text:list-item>
          <text:p text:style-name="P28">Spora matura, diventa rifrangente e resistente al calore.</text:p>
        </text:list-item>
        <text:list-item>
          <text:p text:style-name="P28">Enzimi litici distruggono lo sporangio e liberano la spora all’esterno.</text:p>
        </text:list-item>
      </text:list>
      <text:p text:style-name="P29"/>
      <text:p text:style-name="P86">In cosa il peptidoglicano della corteccia è diverso dal peptidoglicano della parete?</text:p>
      <text:p text:style-name="P30">È molto simile in specie diverse, anche quando la composizione dellla parete è molto diversa. Contiene molti meno legami crociati a differenza della parete. Il tetrapeptide non è presente in tutti i residui, in molti casi si ha solo l’L-alanina oppure un gruppo lattamico. Anche quando è presente il tetrapeptide non sempre forma legami crociati.</text:p>
      <text:p text:style-name="P30"/>
      <text:p text:style-name="P87">Acido dipicolinico<text:span text:style-name="T1"> contribuisce alla termoresistenza della spora, sostituisce l’acqua nella stabilizzazione delle macromolecole, costituisce il 15% del peso secco della spora. </text:span><text:span text:style-name="T9">È un prodotto intermedio del metabolismo della lisina. </text:span></text:p>
      <text:p text:style-name="P31"/>
      <text:p text:style-name="P32">Le spore sono estremamente resistenti, quelle di botulino (le più resistenti) resistono a 100°C per 330 minuti, (per confronto una cellula batterica restiste ad 80°C al massimo per 10 minuti).</text:p>
      <text:p text:style-name="P32"/>
      <text:p text:style-name="P32">La spora per germinare deve essere attivata cioè deve diventare permeabile ai fattori stimolanti (es. aminoacidi, glicosidi, ioni inorganici) la germinazione, in natura succede per invecchiamento, in laboratorio per trattamento a 65-80°C per qualche minuto o per lunghi periodi a 5°C.</text:p>
      <text:p text:style-name="P88">Germinazione: <text:span text:style-name="T1">Rigonfiamento della spora, riassorbimento di acqua perdita della rifrangenza e della resistenza al calore. Attivazione di un enzima che digerisce la cortex.</text:span></text:p>
      <text:p text:style-name="P32"/>
      <text:p text:style-name="P32">Il metodo più sicuro per eliminare le spore è l’autoclave che utilizza vapore a 121°C per 15 minuti, per raggiungere queste temperature è necessario usare un contenitore sotto pressione.</text:p>
      <text:p text:style-name="P33">La pastorizzazione invece comporta ciclici riscaldamenti a 70 °C che uccidono le cellule in fase germinativa ed attivano le spore.</text:p>
      <text:p text:style-name="P33"/>
      <text:p text:style-name="P89"/>
      <text:p text:style-name="P90">Genetica batterica</text:p>
      <text:p text:style-name="P34">I batteri presentano un unico cromosoma costituito da una molecola di DNA circolare a doppio filamento. È privo di istoni (non ci sono proteine associate al genoma). Spesso si trovano geni di diversa provenienza.</text:p>
      <text:p text:style-name="P34">Le dimensioni sono variabili a seconda del livello di interazione del microorganismo con l’ambiente.</text:p>
      <text:p text:style-name="P34">La replicazione avviene in modo bidirezionale e semiconservativo. La forcella di replicazione è aperta dall’enzima girasi (elicasi?). Il punto di origine della replicazione è detto oriC, procede in entrambe le direzioni fino all’incontro delle due forcelle.</text:p>
      <text:p text:style-name="P35">I geni batterici non sono duplicati (corredo aploide).</text:p>
      <text:p text:style-name="P35">In genere i geni che svolgono funzioni correlate sono raggruppati in unità trascrizionali dette <text:span text:style-name="T28">operoni, </text:span>non sono presenti introni<text:span text:style-name="T28">.</text:span></text:p>
      <text:p text:style-name="P35">Oltre al cromosoma può essere presente materiale genetico extracromosomiale, i plasmidi.</text:p>
      <text:p text:style-name="P35">Sono presenti elementi trasponibili (<text:span text:style-name="T28">trasposoni</text:span>).</text:p>
      <text:p text:style-name="P91">Materiale genetico presente nel batterio:</text:p>
      <text:list text:style-name="L25">
        <text:list-item>
          <text:p text:style-name="P36">Cromosoma.</text:p>
        </text:list-item>
        <text:list-item>
          <text:p text:style-name="P36">Plasmidi.</text:p>
        </text:list-item>
        <text:list-item>
          <text:p text:style-name="P36">Elementi genetici trasponibili.</text:p>
        </text:list-item>
        <text:list-item>
          <text:p text:style-name="P36">DNA fagico.</text:p>
        </text:list-item>
      </text:list>
      <text:p text:style-name="P35"/>
      <text:p text:style-name="P91">Plasmidi:<text:span text:style-name="T1"> elementi genetici extracromosomiali circolari a doppio filamento, dimensione variabile tra 1 e 2000 kb. Hanno replicazione autonoma e possono essere presenti in molteplice copia, possono essere presenti anche più copie di plasmidi diversi. Alcuni possono essere trasferiti da cellula a cellula oppure integrarsi nel genoma (plasmide in forma episomiale, episoma).</text:span></text:p>
      <text:p text:style-name="P37">Tra i plasmidi coniugativi il più noto è il fattore F di E. coli. Sono capaci di attivare e regolare il poprio trasferimento da una cellula donatrice (F+) ad una ricevente (F-) attraverso il pilo sessuale.</text:p>
      <text:p text:style-name="P37">È importante il trasferimento del plasmide quando esso contiene anche geni che codificano per fattori di resistenza ad antibiotici, in questo caso la trasmissione in via orizzontale è molto veloce e puòò indurre l’insorgenza di farmacoresistenza.</text:p>
      <text:p text:style-name="P92"><text:span text:style-name="T1">Alcuni plasmidi codificano la sintesi di </text:span>batteriocine <text:span text:style-name="T1">che sono sostanze ad azione antibatterica, a spettro di azione più ristretto e più potenti degli antibiotici. Li producono quando entrano in competizione con altre specie.</text:span></text:p>
      <text:p text:style-name="P38">I plasmidi possono codificare anche per fattori di virulenza, ad esempio B. anthracis codifica entrambi i fattori di virulenza (la tossica carbonchiosa e le proteine della capsula) nei plasmidi.</text:p>
      <text:p text:style-name="P38">E. coli enteropatogeno presenta un plasmide che codifica per un fattore di colonizzazione e due tossine che causano intensa diarrea.</text:p>
      <text:p text:style-name="P38">S. aureus codifica numerosi fattori di virulenza in plasmidi.</text:p>
      <text:p text:style-name="P38"/>
      <text:p text:style-name="P92"><text:soft-page-break/><text:span text:style-name="T1">I plasmidi possono coesistere quando sono </text:span>compatibili<text:span text:style-name="T1"> ovvero hanno diversi meccanismi di controllo e replicano indipendentemente.</text:span></text:p>
      <text:p text:style-name="P92"><text:span text:style-name="T1">I plasmidi </text:span>incompatibili<text:span text:style-name="T1"> hanno lo stesso sistema di controllo, quando si trovano nella stessa cellula uno viene progressivamente perso, per fattori come ad esemp</text:span><text:span text:style-name="T10">io la velocità di replicazione.</text:span></text:p>
      <text:p text:style-name="P39"/>
      <text:p text:style-name="P93">Elementi genetici trasponibili:</text:p>
      <text:p text:style-name="P93">Sequenze di inserzione<text:span text:style-name="T1">, contengono solo i geni che codificano per enzimi utili alla loro trasposizione. La trasposizione ha effetto mutageno. I </text:span>trasposoni<text:span text:style-name="T1"> sono strutture traspoibili più grandi delle sequenze di inserzione, alle estremitò hanno due sequenze di inserzione, possono contenere geni e “saltare” da un punto all’altro del genoma e dei plasmidi, possono essere quindi trasferiti tra cellule. Si può avere trasposizione conservativa se il trasposone è escisso dal punto di provenienza ed inserito da un’altra parte oppure trasposizione replicativa se viene anche replicato.</text:span></text:p>
      <text:p text:style-name="P93"><text:span text:style-name="T1">Durante la trasposizione si può avere </text:span>inversione<text:span text:style-name="T1">, cioè rotazione di 180°, </text:span><text:span text:style-name="T11">è coinvolta ad esempio nella transizione di fase della salmonella. </text:span><text:span text:style-name="T12">Nella salmonella si ha un elemento invertibile che contiene il promotore del flagello di tipo H1, invertendo l’elemento invertibile si attiva il gene H2 con il relativo promotore ed un gene che codifica per un inibitore di H1.</text:span></text:p>
      <text:p text:style-name="P40"/>
      <text:p text:style-name="P94">Variabilità genetica dei batteri:</text:p>
      <text:p text:style-name="P41">Dipende da due elementi:</text:p>
      <text:list text:style-name="L26">
        <text:list-item>
          <text:p text:style-name="P42"><text:span text:style-name="T28">Mutazione genetica:</text:span> Variazione della sequenza ereditabile di basi. <text:span text:style-name="T41">Possono determinare resistenza a farmaci se interessano la proteina target del farmaco.</text:span></text:p>
        </text:list-item>
        <text:list-item>
          <text:p text:style-name="P95">Ricombinazione:<text:span text:style-name="T1"> </text:span><text:span text:style-name="T13">Avviene tra il genoma batterico e DNA esogeno, avviene in vari modi:</text:span></text:p>
          <text:list>
            <text:list-item>
              <text:p text:style-name="P96">Ricombinazione omologa<text:span text:style-name="T1">: richiede la presenza di regioni di omologia tra DNA ricevente ed esogeno.</text:span></text:p>
            </text:list-item>
            <text:list-item>
              <text:p text:style-name="P96">Ricombinazione sito-specifica:<text:span text:style-name="T1"> </text:span><text:span text:style-name="T14">Avviene in corrispondenza di siti specifici riconosciuti da trasposasi e ricombinasi.</text:span></text:p>
            </text:list-item>
            <text:list-item>
              <text:p text:style-name="P97">Ricombinazione illegittima:<text:span text:style-name="T1"> avviene senza controllo tra regioni senza omologia di sequenza, poco frequente.</text:span></text:p>
            </text:list-item>
          </text:list>
        </text:list-item>
      </text:list>
      <text:p text:style-name="P43"/>
      <text:p text:style-name="P98">Meccanismi di trasferimento del materiale genetico:</text:p>
      <text:list text:style-name="L27">
        <text:list-item>
          <text:p text:style-name="P99">Trasformazione: <text:span text:style-name="T1">La cellula acquisisce materiale esogeno libero nell’ambiente.</text:span></text:p>
        </text:list-item>
        <text:list-item>
          <text:p text:style-name="P99">Coniugazione:<text:span text:style-name="T1"> Trasferimento da una cellula all’altra mediato da plasmidi.</text:span></text:p>
        </text:list-item>
        <text:list-item>
          <text:p text:style-name="P99">Trasduzione:<text:span text:style-name="T1"> Trasferimento da una cellula all’altra mediato da batteriofagi.</text:span></text:p>
        </text:list-item>
      </text:list>
      <text:p text:style-name="P43"/>
      <text:p text:style-name="P98">La Trasformazione:</text:p>
      <text:p text:style-name="P43">Il materiale genetico viene rilasciato nell’ambiente quando il batterio va incontro a lisi. I frammenti di DNA vengono legati dal batterio ricevente tramite proteine (DNA <text:soft-page-break/>binding protein) ed importato. Una volta nel citoplasma il materiale genetico esogeno deve essere integrato nel genoma.</text:p>
      <text:p text:style-name="P98"><text:span text:style-name="T1">Per acquisire DNA dall’esterno i batteri riceventi devono essere “</text:span>competenti<text:span text:style-name="T1">” non tutte le specie lo sono e spesso quelle competenti lo sono solo per alcune fasi del ciclo vitale. Ad esempio la trasformazione è alla base dell’esperimento di Griffith. </text:span><text:span text:style-name="T15">Alcuni batteri possono essere resi competenti in laboratorio.</text:span></text:p>
      <text:p text:style-name="P44"/>
      <text:p text:style-name="P100">La Trasduzione: </text:p>
      <text:p text:style-name="P45">Il materiale genetico è trasportato da batteriofagi, esiste in due modalità: <text:span text:style-name="T28">generalizzata</text:span> che può trasportare qualunque gene, o <text:span text:style-name="T28">specializzata</text:span> quando trasporta geni specifici.</text:p>
      <text:p text:style-name="P45">I batteriofagi si dividono in <text:span text:style-name="T28">virulenti</text:span> che instaurano un ciclo litico in cui uccidono la cellula ospite moltiplicandosi e rilasciando progenie virale e <text:span text:style-name="T28">temperati</text:span> che instaurano <text:span text:style-name="T42">un</text:span> ciclo lisogeno integrandosi con il genoma batterico <text:span text:style-name="T42">fino ad un eventuale stimolo che induce un passaggio al ciclo litico.</text:span></text:p>
      <text:p text:style-name="P45"/>
      <text:p text:style-name="P46">La trasduzione <text:span text:style-name="T28">generalizzata</text:span> si ha dal ciclo litico, quando si assemblano i virus può succedere che una particella fagica inglobi un frammento di DNA batterico, si forma così una particella virale trasducente, capace di trasferire in una cellula infettata un frammento di DNA proveniente dalla cellula in cui si è formato.</text:p>
      <text:p text:style-name="P46"/>
      <text:p text:style-name="P46">La trasduzione <text:span text:style-name="T28">specializzata</text:span> si ha nel ciclo lisogeno, vengono trasferiti i geni “fiancheggianti” il sito di inserzione del profago quando il distacco del genoma fagico da quello batterico avviene in modo impreciso, <text:span text:style-name="T43">il genoma fagico viene poi duplicato includendo le inserzioni di genoma batterico, quindi tutte le particelle virali che si formano contengono il materiale genetico batterico (sono trasformanti).</text:span></text:p>
      <text:p text:style-name="P46"/>
      <text:p text:style-name="P101">La Coniugazione:</text:p>
      <text:p text:style-name="P47">Il trasferimento di materiale genetico avviene tramite un contatto fisico ed un ponte citoplasmatico tra la cellula donatrice e la cellula ricevente.</text:p>
      <text:p text:style-name="P102">Esempio: Il plasmide F</text:p>
      <text:p text:style-name="P103"><text:span text:style-name="T1">Il ponte citoplasmatico prende anche il nome di </text:span>pilo sessuale<text:span text:style-name="T1">, le proteine che sono coinvolte nella costruzione del pilo sono codificate dal plasmide F. Il pilo è prodotto dalla cellula F+ e la collega con una cellula F-.</text:span></text:p>
      <text:p text:style-name="P48"/>
      <text:p text:style-name="P103"><text:span text:style-name="T1">Caso particolare è quando il plasmide F è in forma </text:span>episomiale<text:span text:style-name="T1"> ovvero integrato nel genoma batterico, </text:span><text:span text:style-name="T16">in questi casi la cellula prende il nome di Hfr (High frequency recombination) perché trasferisce parti del cromosoma batterico.</text:span></text:p>
      <text:p text:style-name="P49">Il trasferimento completo del cromosoma è un evento molto raro perché richiede circa 100 minuti, il pilo quasi sempre si rompe prima, non è così stabile.</text:p>
      <text:p text:style-name="P49">Quasi sempre il trasferimento è parziale, la cellula ricevente rimane F- perché non ha ricevuto tutte le componenti del plasmide F però può fare ricombinazione con i geni che ha importato.</text:p>
      <text:p text:style-name="P49"/>
      <text:p text:style-name="P49">Può inoltre capitare che l’episoma torni allo stato di plasmide per scissione dal cromosoma batterico, questo processo di scissione può avvenire con errori ed includere nel plasmide una parte di genoma batterico che una volta trasferito può ricombinarsi con il genoma della cellula ricevente.</text:p>
      <text:p text:style-name="P130">Farmaci antibatterici</text:p>
      <text:p text:style-name="P50">Impropriamente chiamati <text:span text:style-name="T28">antibiotici, </text:span>il capostipite fu la penicillina scoperta da A. Fleming.</text:p>
      <text:p text:style-name="P50">I requisiti sono:</text:p>
      <text:list text:style-name="L28">
        <text:list-item>
          <text:p text:style-name="P51">Attività biocida.</text:p>
        </text:list-item>
        <text:list-item>
          <text:p text:style-name="P51">Attività a basse concentrazioni.</text:p>
        </text:list-item>
        <text:list-item>
          <text:p text:style-name="P51">Ampio spettro d’azione.</text:p>
        </text:list-item>
        <text:list-item>
          <text:p text:style-name="P51">Lunga emitiva plasmatica.</text:p>
        </text:list-item>
        <text:list-item>
          <text:p text:style-name="P51">Alta concentrazione tissutale.</text:p>
        </text:list-item>
        <text:list-item>
          <text:p text:style-name="P51">Basso legame con proteine plasmatiche.</text:p>
        </text:list-item>
        <text:list-item>
          <text:p text:style-name="P51">Formulazione orale e parenterale.</text:p>
        </text:list-item>
        <text:list-item>
          <text:p text:style-name="P51">Non interagisce con altri farmaci.</text:p>
        </text:list-item>
        <text:list-item>
          <text:p text:style-name="P51">Non deve essere distrutto, modificato o escreto prima che abbia svolto la propria funzione.</text:p>
        </text:list-item>
        <text:list-item>
          <text:p text:style-name="P51">Non deve agire sulle cellule eucariotiche.</text:p>
        </text:list-item>
      </text:list>
      <text:p text:style-name="P50"/>
      <text:p text:style-name="P50">La tossicità selettiva dipende dalla differenza tra le vie metaboliche batteriche, con le quali deve interferire, e le vie metaboliche eucariotiche <text:span text:style-name="T44">oppure dalla differenza tra le membrance che sono più o meno permeabili al farmaco</text:span>.</text:p>
      <text:p text:style-name="P52">Molti farmaci però sono anche tossici, l’indice terapeutico rappresenta il rapporto tra concentrazione tossica e concentrazione terapeutica.</text:p>
      <text:p text:style-name="P53">Teoricamente in base all’origine si classificano in 3 categorie:</text:p>
      <text:list text:style-name="L29">
        <text:list-item>
          <text:p text:style-name="P54">Antibiotici: prodotti da organismi.</text:p>
        </text:list-item>
        <text:list-item>
          <text:p text:style-name="P54">Chemioterapici: sintetizzati in laboratorio.</text:p>
        </text:list-item>
        <text:list-item>
          <text:p text:style-name="P54">Chemioantibiotici: modificati in laboratorio.</text:p>
        </text:list-item>
      </text:list>
      <text:p text:style-name="P53">In base alla modalità d’azione si classificano in:</text:p>
      <text:list text:style-name="L30">
        <text:list-item>
          <text:p text:style-name="P55">Batteriostatici: inibiscono la replicazione cellulare senza uccidere le cellule, permettono al sistema immunitario di risolvere l’infezione.</text:p>
        </text:list-item>
        <text:list-item>
          <text:p text:style-name="P55">Battericidi: Causano morte e lisi dei batteri. Svolgono di solito la loro azione sui batteri in attiva replicazione.</text:p>
        </text:list-item>
      </text:list>
      <text:p text:style-name="P53"/>
      <text:p text:style-name="P104">Meccanismi d’azione:</text:p>
      <text:list text:style-name="L31">
        <text:list-item>
          <text:p text:style-name="P105">Interazione con processi metabolici:<text:span text:style-name="T1"> ad esempio dell’acido folico.</text:span></text:p>
        </text:list-item>
        <text:list-item>
          <text:p text:style-name="P105">Sintesi della parete</text:p>
        </text:list-item>
        <text:list-item>
          <text:p text:style-name="P105">Manipolazione di DNA ed RNA</text:p>
        </text:list-item>
        <text:list-item>
          <text:p text:style-name="P105">Sintesi proteica</text:p>
        </text:list-item>
        <text:list-item>
          <text:p text:style-name="P105">Azioni sulla membrana citoplasmatica</text:p>
        </text:list-item>
      </text:list>
      <text:p text:style-name="P104"/>
      <text:p text:style-name="P104">Interferenza con la sintesi del folato:<text:span text:style-name="T1"> Utile anche negli eucarioti, ma gli eucarioti lo assorbono dall’esterno, i batteri lo sintetizzano. Es. farmaci </text:span>sulfamidici<text:span text:style-name="T1">. Sono farmaci di sintesi (chemioterapici) e vanno ad inibire l’enzima diidropteroato sintetasi perché sono analghi del suo substrato, l’acido para-amminobenzoico. </text:span><text:soft-page-break/><text:span text:style-name="T1">Agiscono come antimetaboliti. </text:span><text:span text:style-name="T17">Questo enzima nelle cellule metaboliche non è presente.</text:span></text:p>
      <text:p text:style-name="P56">Il trimethoprim agisce sulla stessa via metabolica ma sull’enzima diidrofolato reduttasi, è un enzima presente anche negli eucarioti ma il farmaco ha affinità maggiore per la forma batterica.</text:p>
      <text:p text:style-name="P106"><text:span text:style-name="T1"/></text:p>
      <text:p text:style-name="P107"><text:span text:style-name="T45">Inibitori della sintesi di parete</text:span>: <text:span text:style-name="T1">Svolge un ruolo chiave il bactoprenolo che funge da supporto per la sintesi e trasporta all’esterno i monomeri di membrana formati di NAG-NAM-pentapeptide, sintetizzato all’interno. Una volta all’esterno vengono prima legati tra loro gli zuccheri e poi le catene peptidiche.</text:span></text:p>
      <text:p text:style-name="P57">In base alla fase su cui agiscono si hanno varie categorie di farmaco:</text:p>
      <text:list text:style-name="L32">
        <text:list-item>
          <text:p text:style-name="P58">Sintesi di precursori nel citoplasma: D-cicloserina, Fosfomicina.</text:p>
        </text:list-item>
        <text:list-item>
          <text:p text:style-name="P58">Trasporto di precursosi attraverso la membrana: Bacitracina.</text:p>
        </text:list-item>
        <text:list-item>
          <text:p text:style-name="P108"><text:span text:style-name="T1">Inserimento nella parete: beta-lattamici.</text:span></text:p>
        </text:list-item>
      </text:list>
      <text:p text:style-name="P107"><text:span text:style-name="T1">Inibitori dell sintesi della parete: agiscono all’interno della cellula nella sintesi dei monomeri, es. la </text:span>D-cicloserina<text:span text:style-name="T1"> che è un analogo strutturale della D-alanina. Inibisce in maniera competitiva gli enzimi coinvolti nella formazione del peptide D-alanil-D-alanina: la racemasi e la sintetasi che catalizzano la conversione della forma L nella forma D e il legame tra le forme D. Quasi mai usato in clinica perché è neurotossico.</text:span></text:p>
      <text:p text:style-name="P107"><text:span text:style-name="T1">Altro farmaco della famiglia è la </text:span>fosfomicina<text:span text:style-name="T1"> inibisce la sintesi di acido N-acetil-muramico (NAM) poco usato in clinica perché la resistenza insorge in modo rapido.</text:span></text:p>
      <text:p text:style-name="P107">Bacitracina:<text:span text:style-name="T1"> inibisce la defosforilazione del trasportatore (bactoprenolo difosfato) che quindi non può più essere rigenerato nella forma attiva monofosfato.</text:span></text:p>
      <text:p text:style-name="P107">Glicopeptidi<text:span text:style-name="T1"> es. vancomicina che si lega al dimero di D-alanina nei pentapeptidi che produce ingombro sterico impedendo il legame tra le subunità a formare la parete. </text:span><text:span text:style-name="T18">La vancomicina ha spettro abbastanza ristretto, solo sui batteri Gram+ perché non è capace di attraversare la membrana esterna dei Gram-. Usato ad esempio contro gli streptococchi resistenti ai beta-lattamici.</text:span></text:p>
      <text:p text:style-name="P109">Beta-lattamici<text:span text:style-name="T1">: hanno un anello beta-lattamico nella loro struttura, troviamo in questa famiglia le penicilline, le cefalosporine, i monobattamici e i carbapenemici, questi ultimi due importanti per la loro azione su batteri resistenti ad altri beta-lattamici. In concomitanza con il trattamento si possono usare inibitori della beta-lattamasi (un enzima che degrada alcuni beta-lattamici, presente in un plasmide, può indurre rapidamente resistenza). Tra gli inibitori delle beta-lattamasi abbiamo l’acido clavulanico.</text:span></text:p>
      <text:p text:style-name="P59">I beta-lattamici agiscono sulla formazione del legame peptidico crociato tra le catene laterali tetrapeptidiche.</text:p>
      <text:p text:style-name="P110"><text:span text:style-name="T1"/></text:p>
      <text:p text:style-name="P110">Classi di beta-lattamici:</text:p>
      <text:list text:style-name="L33">
        <text:list-item>
          <text:p text:style-name="P111">Penicilline: <text:span text:style-name="T1">Le penicilline naturali sono prodotte da muffe, esiste un grande numero di batteri resistenti naturalmente, per questo sono state modificate in laboratorio per mascherare l’anello beta-lattamico e aggirare la resistenza. </text:span><text:span text:style-name="T19">Le penicilline sono attive sui Gram+ non resistenti e su alcuni Gram-.</text:span></text:p>
        </text:list-item>
        <text:list-item>
          <text:p text:style-name="P112"><text:soft-page-break/>Cefalosporine:<text:span text:style-name="T1"> Spettro esteso anche ai Gram-, maggiore resistenza alle beta-lattamasi e maggiore penetrazione della membrana.</text:span></text:p>
        </text:list-item>
      </text:list>
      <text:p text:style-name="P60">Penicilline e cefalosporine non sono attivi contro batteri endocellulari, impermeabili (micobatteri) o privi di parete (micoplasmi).</text:p>
      <text:list text:style-name="L34">
        <text:list-item>
          <text:p text:style-name="P113">Monobattamici:<text:span text:style-name="T1"> no anello eterociclico, molto attivi sui Gram-, resistenti alle beta-lattamasi.</text:span></text:p>
        </text:list-item>
        <text:list-item>
          <text:p text:style-name="P113">Carbapenemici:<text:span text:style-name="T1"> Esteso spettro d’azione, molto attivi e molto stabili. Purtroppo sta insorgendo resistenza anche contro questi. È un problema molto serio, un esempio di questi batteri è il NDM (“New Delhi”).</text:span></text:p>
        </text:list-item>
      </text:list>
      <text:p text:style-name="P114"><text:span text:style-name="T1"/></text:p>
      <text:p text:style-name="P187">Farmaci che alterano la membrana citoplasmatica:</text:p>
      <text:p text:style-name="P61">Problematici perché la membrana è presente anche nelle cellule eucariotiche.</text:p>
      <text:p text:style-name="P61">es. <text:span text:style-name="T28">polimixine,</text:span> tossiche usate in modo locale. Hanno un peptide ciclico legato a un peptide lineare che termina in un lipide il quale si inserisce nella membrana.</text:p>
      <text:p text:style-name="P61"/>
      <text:p text:style-name="P187">Inibitori della sintesi di DNA<text:span text:style-name="T1">:</text:span></text:p>
      <text:p text:style-name="P187"><text:span text:style-name="T46">Chinoloni:</text:span><text:span text:style-name="T47"> sintetici, esistono di varie generazioni, agiscono sulla DNA girasi e sulla topoisomerasi, prevengono la despiralizzazione del cromosoma batterico. Sono specifici grazie alla differenza tra enzimi omologhi nella cellula batterica ed eucariotica.</text:span></text:p>
      <text:p text:style-name="P115"><text:span text:style-name="T1"/></text:p>
      <text:p text:style-name="P187">Inibitori della sintesi di RNA:</text:p>
      <text:p text:style-name="P115">Rifampicina: <text:span text:style-name="T1">inibisce la RNA polimerasi legandosi alla subunità beta. </text:span><text:span text:style-name="T20">Può attraversare la barriera emato-encefalica anche in assenza di stato infiammatorio, per questo è usato nella profilassi dei contatti con malati di meningite. </text:span><text:span text:style-name="T21">Attivi anche contro batteri “difficili” come micobatteri e neisserie.</text:span></text:p>
      <text:p text:style-name="P188">Inibitori della sintesi proteica:</text:p>
      <text:p text:style-name="P62">Agiscono sulle subunità ribosomiali. La tossicità selettiva si basa sulle differenze tra ribosomi eucariotici e batterici. </text:p>
      <text:p text:style-name="P63">Sulla subunità 30S agiscono gli aminoglicosidi, sulla 50S macrolidi, <text:span text:style-name="T48">cloramfenicolo</text:span>.</text:p>
      <text:p text:style-name="P116">Aminoglicosidi: <text:span text:style-name="T1">alcuni sono naturali, altri semisintetici. Costituiti da amminozuccheri uniti con legame glicosidico ad un nucleo aminociclitolo. Attivi ad ampio spettro.</text:span></text:p>
      <text:p text:style-name="P116">Tetracicline: <text:span text:style-name="T1">legano la subunità 30S in una fase molto precoce inibendo la sintesi. Ampio spettro anche sui patogeni intracellulari. Un problema è la sua attivita anche contro la flora batterica intestinale (può indurre enteriti post-antibiotiche).</text:span></text:p>
      <text:p text:style-name="P116">Macrolidi: <text:span text:style-name="T1">Molecole di grandi dimensioni, lega nello specifico la subunità 23S impedendo lo scorrimento dei ribosomi sull’mRNA. Hanno attività batteriostatica, non battericida.</text:span></text:p>
      <text:p text:style-name="P117">Cloramfenicolo:<text:span text:style-name="T1"> lega la subunità 50S ed inibisce la formazione di legami tra aminoacidi, è leggermente tossico perché agisce anche sui ribosomi eucariotici (spettro d’azione molto ampio).</text:span></text:p>
      <text:p text:style-name="P118">Meccanismi di farmaco-resistenza</text:p>
      <text:p text:style-name="P64">[Attenzione: manca roba]</text:p>
      <text:p text:style-name="P119">Produzione di enzimi inattivanti il farmaco:</text:p>
      <text:p text:style-name="P119"><text:span text:style-name="T1">Es. beta-lattamasi, rompono l’anello beta-lattamico ed inattivano il farmaco </text:span><text:span text:style-name="T22">(molto importanti dato che gli antibiotici beta-lattamici sono i più diffusi)</text:span><text:span text:style-name="T1">.</text:span></text:p>
      <text:p text:style-name="P119">Beta-lattamasi a serina:<text:span text:style-name="T1"> Le prime ad essersi diffuse, sono sensibili ad inibitori (es. acido clavulanico).</text:span></text:p>
      <text:p text:style-name="P119">Metallo-beta-lattamasi:<text:span text:style-name="T1"> Più rare, ampio spettro, non sono sensibili ad inibitori (es. NDM) conferisce resistenza anche contro i carpapenemi.</text:span></text:p>
      <text:p text:style-name="P119"><text:span text:style-name="T1"/></text:p>
      <text:p text:style-name="P120"><text:span text:style-name="T1">Esistono altri tipi di enzimi inattivanti il farmaco: es acetiltrasferasi, fosfotrasferasi, ecc …</text:span></text:p>
      <text:p text:style-name="P120"><text:span text:style-name="T1"/></text:p>
      <text:p text:style-name="P120">Modificazione del bersaglio sul quale agisce il farmaco:</text:p>
      <text:p text:style-name="P65">Es. mutazione dei geni che codificano per topoisomerasi o girasi (fluorochinoloni), RNA-polimerasi DNA-dipendente, ecc…</text:p>
      <text:p text:style-name="P65">Nelle resistenze alla <text:span text:style-name="T28">vancomicina</text:span> una serie di mutazioni sostituisce il dipeptide terminale D-alanina D-alanina con D-alanina D-lattato.</text:p>
      <text:p text:style-name="P65">Nelle resistenze alla penicillina possono mutare le penicillin binding protein. (Es. resistenza alla meticillina, nello S. aureus si parla di MRSA).</text:p>
      <text:p text:style-name="P65"/>
      <text:p text:style-name="P120">Diminuita permeabilità al farmaco o aumentata eliminazione:</text:p>
      <text:p text:style-name="P65">Il ridotto ingresso può essere dovuto a diminuita o aumentata espressione di porine, influisce anche la presenza di membrana esterna nei Gram-, infatti alcuni farmaci non sono attivi contro i Gram- appunto per l’impermeabilità della membrana esterma.</text:p>
      <text:p text:style-name="P65">L’aumentata espulsione può essere dovuta alla presenza di pompe di efflusso.</text:p>
      <text:p text:style-name="P65"/>
      <text:p text:style-name="P65">Si stanno diffondendo enterobatteri produttori di carbapenemasi.</text:p>
      <text:p text:style-name="P65">La resistenza ai carbapenemi sopraggiunge in due modi:</text:p>
      <text:p text:style-name="P120">Perdita di porine<text:span text:style-name="T1">: basso livello di resistenza, non trasferibile e riscontrata in casi sporadici o epidemie di piccole dimensioni.</text:span></text:p>
      <text:p text:style-name="P120">Produzione di carbapenemasi:<text:span text:style-name="T1"> Alto livello di resistenza, trasferibile tramite plasmidi. Ne sono stati identivicati vari tipi che si sono sviluppati nel tempo. Per quanto riguarda l’italia siamo al livello di diffusione endemica di batteri produttori di carbapenemasi.</text:span></text:p>
      <text:p text:style-name="P120"><text:span text:style-name="T1"/></text:p>
      <text:p text:style-name="P121"><text:span text:style-name="T1">La scelta del farmaco antibiotico va fatta in base alle prove batteriologiche di identificazione dell’agente eziologice e di farmaco-sensibilità in vitro.</text:span></text:p>
      <text:p text:style-name="P121"><text:span text:style-name="T23">Si può scegliere la terapia senza avere ancora in mano l’antibatteriogramma s:</text:span></text:p>
      <text:list text:style-name="L35">
        <text:list-item>
          <text:p text:style-name="P122"><text:span text:style-name="T23">Il batterio in questione è noto per non aver mai mostrato resistenza (es. sifilide, lebbra).</text:span></text:p>
        </text:list-item>
        <text:list-item>
          <text:p text:style-name="P122"><text:span text:style-name="T23">L’infezione peggiora rapidamente (es. meningite).</text:span></text:p>
        </text:list-item>
        <text:list-item>
          <text:p text:style-name="P122"><text:soft-page-break/><text:span text:style-name="T23">Il batterio impiega molto a crescere, i risulati di laboratorio sono tardivi (es. tubercolosi).</text:span></text:p>
        </text:list-item>
      </text:list>
      <text:p text:style-name="P121"><text:span text:style-name="T23"/></text:p>
      <text:p text:style-name="P131">Meccanismi di patogenicità batterici:</text:p>
      <text:p text:style-name="P66">Come fa il microorganismo a causare patologia?</text:p>
      <text:p text:style-name="P66">Il microorganismo deve essere ingrado di invadere, moltiplicarsi e danneggiare l’organismo ospite. Dipende da:</text:p>
      <text:list text:style-name="L36">
        <text:list-item>
          <text:p text:style-name="P67">Fatttori di virulenza.</text:p>
        </text:list-item>
        <text:list-item>
          <text:p text:style-name="P67">Carica batterica (numero iniziale di batteri che infettano).</text:p>
        </text:list-item>
        <text:list-item>
          <text:p text:style-name="P67">Caratteristiche dell’ospite.</text:p>
        </text:list-item>
      </text:list>
      <text:p text:style-name="P66">Fasi del processo infettivo:</text:p>
      <text:list text:style-name="L37">
        <text:list-item>
          <text:p text:style-name="P68">Esposizione.</text:p>
        </text:list-item>
        <text:list-item>
          <text:p text:style-name="P68">Adesione del batterio alle cellule epiteliali della mucosa.</text:p>
        </text:list-item>
        <text:list-item>
          <text:p text:style-name="P68">Invasione e moltiplicazione nel sito di ingresso.</text:p>
        </text:list-item>
        <text:list-item>
          <text:p text:style-name="P68">A questo punto si hanno due strade: <text:span text:style-name="T28">produzione di tossine</text:span> (es. tetano, rimane localizzato nella ferita ma la tossina raggiunge il sistema nervoso) oppure <text:span text:style-name="T28">invasione del tessuto</text:span>. </text:p>
        </text:list-item>
      </text:list>
      <text:p text:style-name="P123"/>
      <text:p text:style-name="P123">Invasività:</text:p>
      <text:p text:style-name="P66">Capacità di attraversare le barriere naturai e moltiplicarsi nei tessuti con conseguente danno patologico.</text:p>
      <text:p text:style-name="P66"/>
      <text:p text:style-name="P123">Produzione di tossine:</text:p>
      <text:p text:style-name="P123"><text:span text:style-name="T1">Capacità di produrre sostanze con attivitò tossica nei confronti di cellule e tessuti.</text:span></text:p>
      <text:p text:style-name="P123"><text:span text:style-name="T1"/></text:p>
      <text:p text:style-name="P123"><text:span text:style-name="T1">Esistono patogeni a patogenicità multifattioriale, ad esempio S. aureus.</text:span></text:p>
      <text:p text:style-name="P123"><text:span text:style-name="T1"/></text:p>
      <text:p text:style-name="P189">Invasività</text:p>
      <text:p text:style-name="P69">Innanzitutto abbiamo la <text:span text:style-name="T28">capacità di aderire</text:span> alle cellule dell’ospite. Dopo l’adesione si ha l’attraversamento dell’epitelio e l’invasione della sottomucosa.</text:p>
      <text:p text:style-name="P69">Dell’adesione si occupano i pili o altre strutture di superficie del batterio.</text:p>
      <text:p text:style-name="P69">Altro fattore <text:span text:style-name="T49">che favorisce la colonizzazione</text:span> è la capacità di formare biofilm, molto dipendente dalla presenza di capsula. </text:p>
      <text:p text:style-name="P124">Produzione di enzimi extracellulari:<text:span text:style-name="T1"> ad esempio lo S. pyogenes produce un enzima detto ialuronidasi, dstruggendo il tessuto connettivo dell’ospite facilità l’invasione da parte del patogeno. Altro enzima è la coagulasi che induce la formazione di coaguli di fibrina tramite i quali il patogeno può raggiungere sedi lontane.</text:span></text:p>
      <text:p text:style-name="P125">Capsula<text:span text:style-name="T1">: principale struttura che protegge contro la fagocitosi.</text:span></text:p>
      <text:p text:style-name="P125"><text:span text:style-name="T1"/></text:p>
      <text:p text:style-name="P190">Produzione di Tossine</text:p>
      <text:p text:style-name="P70"><text:soft-page-break/>Si distinguono <text:span text:style-name="T28">endotossine </text:span>ed <text:span text:style-name="T28">esotossine</text:span>: le <text:span text:style-name="T28">endotossine </text:span>sono rappresentate da i lipopolisaccaridi presenti in tutti i batteri Gram-, svolge la stessa attività biologica in tutti i batteri Gram-.</text:p>
      <text:p text:style-name="P70">Le <text:span text:style-name="T28">esotossine</text:span> sono molecole prodotte dal batterio e rilasciate all’esterno, sono prodotte sia dai Gram- che dai Gram+, rispetto alle endotossine hanno struttura diversa (sono proteine), sono molto più tossiche e sviluppano immunogenicità.</text:p>
      <text:p text:style-name="P70"/>
      <text:p text:style-name="P125">Endotossine: </text:p>
      <text:p text:style-name="P125"><text:span text:style-name="T1">Si classificano in:</text:span></text:p>
      <text:list text:style-name="L38">
        <text:list-item>
          <text:p text:style-name="P126">Citolitiche:<text:span text:style-name="T1"> uccidono le cellule.</text:span></text:p>
        </text:list-item>
        <text:list-item>
          <text:p text:style-name="P126">Enterotossine:<text:span text:style-name="T1"> agiscono sulle cellule intestinali (es. colera).</text:span></text:p>
        </text:list-item>
        <text:list-item>
          <text:p text:style-name="P126">Neurotossine: <text:span text:style-name="T1">agiscono sul tessuto nervoso (es. tetano e botulino).</text:span></text:p>
        </text:list-item>
        <text:list-item>
          <text:p text:style-name="P126">Pantrope<text:span text:style-name="T1">: effetto tossico su molti tipi cellulari (es. difterite).</text:span></text:p>
        </text:list-item>
        <text:list-item>
          <text:p text:style-name="P126">Superantigeni:<text:span text:style-name="T1"> si legano alla catena variabile del TCR stimolando in maniera aspecifica molti cloni di linfociti T.</text:span></text:p>
        </text:list-item>
      </text:list>
      <text:p text:style-name="P125"><text:span text:style-name="T1"/></text:p>
      <text:p text:style-name="P125">Tossine citolitiche: <text:span text:style-name="T1">Es. S. aureus produce una tossina detta citotossina-alfa che polimerizza sulla superficie delle cellule bersaglio aprendo pori e causandone la morte. Oppure C. perfingens produce una fosfolipasi C che degrada la membrana cellulare.</text:span></text:p>
      <text:p text:style-name="P125"><text:span text:style-name="T1">La maggior parte delle esotossine agisce all’interno della cellula.</text:span></text:p>
      <text:p text:style-name="P125"><text:span text:style-name="T1">Sono composte da due subunità: A e B, la subunità B lega il recettore (binding), la cellula a questo punto ingloba la porzione A che ha attività tossica all’interno del citoplasma. La porzione B ha attività antigenica. </text:span><text:span text:style-name="T24">Es. tossina difterica la cui porzione A blocca il fattore di allungamento 2 (EF-2)</text:span><text:span text:style-name="T25"> tramite ADP-ribosilazione</text:span><text:span text:style-name="T24"> causando il blocco della sintesi proteica </text:span><text:span text:style-name="T25">e la morte cellulare</text:span><text:span text:style-name="T24">.</text:span></text:p>
      <text:p text:style-name="P125"><text:span text:style-name="T24"/></text:p>
      <text:p text:style-name="P127">Enterotossine: <text:span text:style-name="T1">Es. tossina colerica, unico fattore di virulenza che porta alla malattia. La tossina colerica è costituita da 5 subunità, il meccansimo è lo stesso, il legame della subunità B fa entrare le subunità A1 e A2, A1 fa aumentare cAMP inducendo la fuoriuscita di elettroliti verso l’esterno con richiamo di acqua per osmosi e diarrea, i pazienti possono morire a causa della disidratazione.</text:span></text:p>
      <text:p text:style-name="P127"><text:span text:style-name="T1"/></text:p>
      <text:p text:style-name="P127">Neurotossine: <text:span text:style-name="T1">Es. tetano che causa paralisi spastica o tossina botulinica che causa paralisi flaccida.</text:span></text:p>
      <text:p text:style-name="P127">Tossina botulinica:<text:span text:style-name="T1"> agisce sulle sinapsi tra motoneurone e fibra muscolare, la tossina inibisce il rilascio di acetilcolina impedento la contrazione del muscolo, in condizioni normali il meccanismo di contrazione è controllato da interneuroni inibitori che fanno interrompere la contrazione. A questo livello (sistema nervoso centrale, nel midollo) agisce <text:s/>la </text:span>tossina tetanica<text:span text:style-name="T1"> non si ha inibizione dei motoneuroni con conseguente paralisi spastica. L’individuo va incontro a morte quando la paralisi interessa i muscoli respiratori (diaframma).</text:span></text:p>
      <text:p text:style-name="P127"><text:span text:style-name="T1"/></text:p>
      <text:p text:style-name="P127"><text:soft-page-break/>Superantigeni<text:span text:style-name="T1">: detti anche tossine pirogeniche, attivano in maniera aspecifica i linfociti T, si attivano fino al 20% dei linfociti, si attivano i macrofagi con rilascio di citochine tra cui porogeni endogeni, fattori che aumentano la permeabilità vascolare da cui deriva calo di pressione, insufficienza multi-organo, shock.</text:span></text:p>
      <text:p text:style-name="P127"><text:span text:style-name="T1"/></text:p>
      <text:p text:style-name="P127">Endotossine:<text:span text:style-name="T1"> Solo nei Gram-, conservata in tutti i Gram-, i segni clinici si riscontrano in tutte le infezioni da Gram-. Si tratta dell’ LPS della parete esterna.</text:span></text:p>
      <text:p text:style-name="P127"><text:span text:style-name="T1">Costituito da varie porzioni:</text:span></text:p>
      <text:list text:style-name="L39">
        <text:list-item>
          <text:p text:style-name="P128"><text:span text:style-name="T1">Lipide A, parte tossica, verso l’interno.</text:span></text:p>
        </text:list-item>
        <text:list-item>
          <text:p text:style-name="P128"><text:span text:style-name="T1">Core polisaccaridico centrale.</text:span></text:p>
        </text:list-item>
        <text:list-item>
          <text:p text:style-name="P128"><text:span text:style-name="T1">Antigene O, sempre polisaccaridico, all’esterno, molto variabile anche all’interno della stessa specie.</text:span></text:p>
        </text:list-item>
      </text:list>
      <text:p text:style-name="P127"><text:span text:style-name="T1">Essendo componente della cellula l’endotossina viene rilasciata solo quando il batterio va incontro a lisi, c’è un eccezione rappresentata dal </text:span>meningococco<text:span text:style-name="T1"> che rilascia “blebs” di membrana esterna e causa imponente rilascio di endotossina in circolo.</text:span></text:p>
      <text:p text:style-name="P127"><text:span text:style-name="T1">In circolo LPS è legata da LPB, sintetizzata dal fegato. Il complesso LPS-LBP interagisce con CD-14 e TLR-4 causando l’attivazione di diversi pathway intracellulari.</text:span></text:p>
      <text:p text:style-name="P127"><text:span text:style-name="T1">I bersagli cellulari sono principalmente macrofagi ma anche linfociti, granulociti, piastrine, endotelio. L’effetto sui macrofagi porta a forte aumento della velocità di fagocitosi e imponente rilascio di citochine (principalmente IL-1 e TNF-alfa) con effetto pirogeno e aumento della permeabilità endoteliale (effetto già visto nei superantigeni). Inoltre si ha effetto pro-infiammatorio (TNF-alfa stimola la produzione di prostaglandine).</text:span></text:p>
      <text:p text:style-name="P127"><text:span text:style-name="T1">I linfociti B sono attivati in maniera aspecifica policlonale.</text:span></text:p>
      <text:p text:style-name="P127"><text:span text:style-name="T1">Tra i </text:span>bersagli solubili<text:span text:style-name="T1"> si ha il sistema del complemento con induzione di reazione infiammatoria e danno tissutale. E la cascata coagulativa, fino alla coagulazione intravasale disseminata, comparsa di petecchie cutanee e morte del paziente. Possono causare danno ischemico a tutti gli organi.</text:span></text:p>
      <text:p text:style-name="P129"><text:span text:style-name="T1">Una molecola dei Gram+ che può produrre effetti simili all’endotossina e l’acito lipoteicoic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11:08:15.604953944</meta:creation-date>
    <dc:date>2023-10-31T10:28:04.172560576</dc:date>
    <meta:editing-duration>PT9H23M41S</meta:editing-duration>
    <meta:editing-cycles>79</meta:editing-cycles>
    <meta:generator>LibreOffice/7.6.2.1$Linux_X86_64 LibreOffice_project/60$Build-1</meta:generator>
    <meta:document-statistic meta:table-count="0" meta:image-count="0" meta:object-count="0" meta:page-count="24" meta:paragraph-count="442" meta:word-count="7899" meta:character-count="54597" meta:non-whitespace-character-count="47271"/>
  </office:meta>
</office:document-meta>
</file>